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1"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2"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5" style:family="paragraph" style:parent-style-name="Standard">
      <style:paragraph-properties fo:margin-left="0in" fo:margin-right="0in" fo:text-indent="0in" style:auto-text-indent="false"/>
      <style:text-properties officeooo:rsid="0029a408" officeooo:paragraph-rsid="0081a1f6"/>
    </style:style>
    <style:style style:name="P16"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17"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19" style:family="paragraph" style:parent-style-name="Table_20_Contents">
      <style:paragraph-properties fo:text-align="center" style:justify-single-word="false"/>
      <style:text-properties officeooo:rsid="00388b9d" officeooo:paragraph-rsid="00388b9d"/>
    </style:style>
    <style:style style:name="P20" style:family="paragraph" style:parent-style-name="Table_20_Contents">
      <style:paragraph-properties fo:text-align="center" style:justify-single-word="false"/>
      <style:text-properties officeooo:rsid="00388b9d" officeooo:paragraph-rsid="00882afd"/>
    </style:style>
    <style:style style:name="P21" style:family="paragraph" style:parent-style-name="Text_20_body">
      <style:text-properties officeooo:rsid="00388b9d" officeooo:paragraph-rsid="00388b9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388b9d"/>
    </style:style>
    <style:style style:name="P24" style:family="paragraph" style:parent-style-name="Table_20_Contents">
      <loext:graphic-properties draw:fill-gradient-name="gradient" draw:fill-hatch-name="hatch"/>
      <style:paragraph-properties fo:text-align="center" style:justify-single-word="false" fo:keep-together="always"/>
    </style:style>
    <style:style style:name="P25" style:family="paragraph" style:parent-style-name="Table_20_Contents">
      <style:paragraph-properties fo:text-align="center" style:justify-single-word="false"/>
      <style:text-properties officeooo:paragraph-rsid="00882afd"/>
    </style:style>
    <style:style style:name="P26" style:family="paragraph" style:parent-style-name="Text_20_body">
      <style:text-properties officeooo:rsid="003741da" officeooo:paragraph-rsid="003741da"/>
    </style:style>
    <style:style style:name="P27" style:family="paragraph" style:parent-style-name="Text_20_body">
      <style:text-properties officeooo:rsid="003741da" officeooo:paragraph-rsid="0081a1f6"/>
    </style:style>
    <style:style style:name="P28" style:family="paragraph" style:parent-style-name="Text_20_body">
      <style:text-properties officeooo:rsid="003741da" officeooo:paragraph-rsid="00910176"/>
    </style:style>
    <style:style style:name="P29" style:family="paragraph" style:parent-style-name="Table_20_Contents">
      <style:paragraph-properties fo:text-align="center" style:justify-single-word="false"/>
      <style:text-properties officeooo:rsid="004035b1" officeooo:paragraph-rsid="004035b1"/>
    </style:style>
    <style:style style:name="P30" style:family="paragraph" style:parent-style-name="Table_20_Contents">
      <style:paragraph-properties fo:text-align="center" style:justify-single-word="false"/>
      <style:text-properties officeooo:rsid="00419b03" officeooo:paragraph-rsid="00419b03"/>
    </style:style>
    <style:style style:name="P31" style:family="paragraph" style:parent-style-name="Table_20_Contents">
      <style:paragraph-properties fo:text-align="center" style:justify-single-word="false"/>
      <style:text-properties officeooo:rsid="00419b03" officeooo:paragraph-rsid="00882afd"/>
    </style:style>
    <style:style style:name="P32" style:family="paragraph" style:parent-style-name="Table_20_Contents">
      <style:paragraph-properties fo:text-align="center" style:justify-single-word="false"/>
      <style:text-properties officeooo:rsid="0048653e" officeooo:paragraph-rsid="0048653e"/>
    </style:style>
    <style:style style:name="P33" style:family="paragraph" style:parent-style-name="Table_20_Contents">
      <style:paragraph-properties fo:text-align="center" style:justify-single-word="false"/>
      <style:text-properties officeooo:rsid="0048653e" officeooo:paragraph-rsid="00882afd"/>
    </style:style>
    <style:style style:name="P34" style:family="paragraph" style:parent-style-name="Text_20_body">
      <style:text-properties officeooo:rsid="0059afde" officeooo:paragraph-rsid="0059afde"/>
    </style:style>
    <style:style style:name="P35" style:family="paragraph" style:parent-style-name="Text_20_body">
      <style:text-properties officeooo:rsid="005d3f51" officeooo:paragraph-rsid="005d3f51"/>
    </style:style>
    <style:style style:name="P36" style:family="paragraph" style:parent-style-name="Standard">
      <style:text-properties officeooo:rsid="007efd06" officeooo:paragraph-rsid="007efd06"/>
    </style:style>
    <style:style style:name="P37" style:family="paragraph" style:parent-style-name="Text_20_body">
      <style:text-properties officeooo:rsid="009d657a" officeooo:paragraph-rsid="009d657a"/>
    </style:style>
    <style:style style:name="P38"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39"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40"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Standard">
      <style:text-properties officeooo:rsid="0074758d" officeooo:paragraph-rsid="0074758d"/>
    </style:style>
    <style:style style:name="P43" style:family="paragraph" style:parent-style-name="Standard">
      <style:text-properties officeooo:rsid="0074c924" officeooo:paragraph-rsid="0074c924"/>
    </style:style>
    <style:style style:name="P44" style:family="paragraph" style:parent-style-name="Standard">
      <style:text-properties officeooo:rsid="007688a7" officeooo:paragraph-rsid="007688a7"/>
    </style:style>
    <style:style style:name="P45" style:family="paragraph" style:parent-style-name="Standard">
      <style:text-properties officeooo:rsid="00791922" officeooo:paragraph-rsid="00791922"/>
    </style:style>
    <style:style style:name="P46" style:family="paragraph" style:parent-style-name="Standard">
      <style:text-properties officeooo:rsid="0079cdef" officeooo:paragraph-rsid="0079cdef"/>
    </style:style>
    <style:style style:name="P47" style:family="paragraph" style:parent-style-name="Table_20_Contents">
      <style:paragraph-properties fo:text-align="center" style:justify-single-word="false"/>
      <style:text-properties officeooo:rsid="0079cdef" officeooo:paragraph-rsid="0079cdef"/>
    </style:style>
    <style:style style:name="P48"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49" style:family="paragraph" style:parent-style-name="Standard">
      <style:text-properties officeooo:rsid="007d2344" officeooo:paragraph-rsid="007d2344"/>
    </style:style>
    <style:style style:name="P50" style:family="paragraph" style:parent-style-name="Table_20_Contents">
      <style:paragraph-properties fo:text-align="center" style:justify-single-word="false"/>
      <style:text-properties officeooo:rsid="007d2344" officeooo:paragraph-rsid="007d2344"/>
    </style:style>
    <style:style style:name="P51" style:family="paragraph" style:parent-style-name="Standard">
      <style:text-properties officeooo:rsid="00809b58" officeooo:paragraph-rsid="00809b58"/>
    </style:style>
    <style:style style:name="P52" style:family="paragraph" style:parent-style-name="Standard">
      <style:text-properties officeooo:rsid="0085915c" officeooo:paragraph-rsid="0085915c"/>
    </style:style>
    <style:style style:name="P53" style:family="paragraph" style:parent-style-name="Text_20_body">
      <style:text-properties officeooo:rsid="0085915c" officeooo:paragraph-rsid="0085915c"/>
    </style:style>
    <style:style style:name="P54" style:family="paragraph" style:parent-style-name="Table_20_Contents">
      <style:paragraph-properties fo:text-align="center" style:justify-single-word="false"/>
      <style:text-properties officeooo:rsid="0085915c" officeooo:paragraph-rsid="0085915c"/>
    </style:style>
    <style:style style:name="P55" style:family="paragraph" style:parent-style-name="Standard">
      <style:text-properties officeooo:rsid="00882afd" officeooo:paragraph-rsid="00882afd"/>
    </style:style>
    <style:style style:name="P56" style:family="paragraph" style:parent-style-name="Standard">
      <style:text-properties officeooo:rsid="008aa1f7" officeooo:paragraph-rsid="008aa1f7"/>
    </style:style>
    <style:style style:name="P57" style:family="paragraph" style:parent-style-name="Standard">
      <style:paragraph-properties fo:margin-left="0.4925in" fo:margin-right="0in" fo:text-indent="0in" style:auto-text-indent="false"/>
      <style:text-properties officeooo:rsid="004658ca" officeooo:paragraph-rsid="0091dbf0"/>
    </style:style>
    <style:style style:name="P58" style:family="paragraph" style:parent-style-name="Standard">
      <style:text-properties officeooo:rsid="00962c3c" officeooo:paragraph-rsid="00962c3c"/>
    </style:style>
    <style:style style:name="P59" style:family="paragraph" style:parent-style-name="Standard">
      <style:text-properties officeooo:rsid="0099695d" officeooo:paragraph-rsid="0099695d"/>
    </style:style>
    <style:style style:name="P60" style:family="paragraph" style:parent-style-name="Standard">
      <style:text-properties officeooo:rsid="009e74f3" officeooo:paragraph-rsid="009e74f3"/>
    </style:style>
    <style:style style:name="P61" style:family="paragraph" style:parent-style-name="Text_20_body">
      <style:text-properties officeooo:rsid="009e74f3" officeooo:paragraph-rsid="009e74f3"/>
    </style:style>
    <style:style style:name="P62" style:family="paragraph" style:parent-style-name="Standard">
      <style:text-properties officeooo:rsid="009e74f3" officeooo:paragraph-rsid="009f799e"/>
    </style:style>
    <style:style style:name="P63" style:family="paragraph" style:parent-style-name="Standard">
      <style:text-properties officeooo:rsid="009f799e" officeooo:paragraph-rsid="009f799e"/>
    </style:style>
    <style:style style:name="P64" style:family="paragraph" style:parent-style-name="Standard">
      <style:text-properties officeooo:rsid="00a2cc4b" officeooo:paragraph-rsid="00a2cc4b"/>
    </style:style>
    <style:style style:name="P65" style:family="paragraph" style:parent-style-name="Text_20_body">
      <style:text-properties officeooo:rsid="00a2cc4b" officeooo:paragraph-rsid="00a2cc4b"/>
    </style:style>
    <style:style style:name="P66" style:family="paragraph" style:parent-style-name="Table_20_Contents">
      <style:paragraph-properties fo:text-align="center" style:justify-single-word="false"/>
      <style:text-properties officeooo:rsid="007a998d" officeooo:paragraph-rsid="007a998d"/>
    </style:style>
    <style:style style:name="P67" style:family="paragraph" style:parent-style-name="Table_20_Contents">
      <style:paragraph-properties fo:text-align="center" style:justify-single-word="false"/>
      <style:text-properties officeooo:rsid="007a998d" officeooo:paragraph-rsid="007b4db8"/>
    </style:style>
    <style:style style:name="P68" style:family="paragraph" style:parent-style-name="Table_20_Contents">
      <style:paragraph-properties fo:text-align="center" style:justify-single-word="false"/>
      <style:text-properties officeooo:rsid="007a998d" officeooo:paragraph-rsid="007c54fd"/>
    </style:style>
    <style:style style:name="P69"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70" style:family="paragraph" style:parent-style-name="Table_20_Contents">
      <style:paragraph-properties fo:text-align="center" style:justify-single-word="false"/>
      <style:text-properties officeooo:rsid="007b4db8" officeooo:paragraph-rsid="007b4db8"/>
    </style:style>
    <style:style style:name="P71" style:family="paragraph" style:parent-style-name="Table_20_Contents">
      <style:paragraph-properties fo:text-align="center" style:justify-single-word="false"/>
      <style:text-properties officeooo:rsid="007b4db8" officeooo:paragraph-rsid="007cf33b"/>
    </style:style>
    <style:style style:name="P72"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73"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74" style:family="paragraph" style:parent-style-name="Table_20_Contents">
      <style:paragraph-properties fo:text-align="center" style:justify-single-word="false"/>
      <style:text-properties officeooo:rsid="007b4db8" officeooo:paragraph-rsid="007d2344"/>
    </style:style>
    <style:style style:name="P75" style:family="paragraph" style:parent-style-name="Table_20_Contents">
      <style:paragraph-properties fo:text-align="center" style:justify-single-word="false"/>
      <style:text-properties officeooo:rsid="007c54fd" officeooo:paragraph-rsid="007c54fd"/>
    </style:style>
    <style:style style:name="P76"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77" style:family="paragraph" style:parent-style-name="Table_20_Contents">
      <style:paragraph-properties fo:text-align="center" style:justify-single-word="false"/>
      <style:text-properties officeooo:rsid="007cf33b" officeooo:paragraph-rsid="007cf33b"/>
    </style:style>
    <style:style style:name="P78"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79" style:family="paragraph" style:parent-style-name="Table_20_Contents">
      <style:paragraph-properties fo:text-align="center" style:justify-single-word="false"/>
      <style:text-properties officeooo:rsid="007d5d3b" officeooo:paragraph-rsid="007d5d3b"/>
    </style:style>
    <style:style style:name="P80" style:family="paragraph" style:parent-style-name="Text_20_body">
      <style:text-properties officeooo:rsid="00396a11" officeooo:paragraph-rsid="00882afd"/>
    </style:style>
    <style:style style:name="P81" style:family="paragraph" style:parent-style-name="Text_20_body">
      <style:text-properties officeooo:rsid="0081a1f6" officeooo:paragraph-rsid="0081a1f6"/>
    </style:style>
    <style:style style:name="P82" style:family="paragraph" style:parent-style-name="Text_20_body">
      <style:text-properties officeooo:rsid="0083c264" officeooo:paragraph-rsid="0083c264"/>
    </style:style>
    <style:style style:name="P83"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84" style:family="paragraph" style:parent-style-name="Text_20_body">
      <style:text-properties officeooo:rsid="00855c7b" officeooo:paragraph-rsid="00855c7b"/>
    </style:style>
    <style:style style:name="P85" style:family="paragraph" style:parent-style-name="Text_20_body">
      <style:text-properties officeooo:rsid="0087a12b" officeooo:paragraph-rsid="00882afd"/>
    </style:style>
    <style:style style:name="P86" style:family="paragraph" style:parent-style-name="Text_20_body">
      <style:text-properties officeooo:rsid="008f4540" officeooo:paragraph-rsid="008f4540"/>
    </style:style>
    <style:style style:name="P87" style:family="paragraph" style:parent-style-name="Text_20_body">
      <style:text-properties officeooo:rsid="00937dc5" officeooo:paragraph-rsid="00937dc5"/>
    </style:style>
    <style:style style:name="P88" style:family="paragraph" style:parent-style-name="Text_20_body">
      <style:text-properties officeooo:rsid="0094e7f4" officeooo:paragraph-rsid="0094e7f4"/>
    </style:style>
    <style:style style:name="P89" style:family="paragraph" style:parent-style-name="Text_20_body">
      <style:text-properties officeooo:rsid="003d4341" officeooo:paragraph-rsid="00a2cc4b"/>
    </style:style>
    <style:style style:name="P90" style:family="paragraph" style:parent-style-name="Contents_20_3">
      <style:paragraph-properties>
        <style:tab-stops>
          <style:tab-stop style:position="6.5311in" style:type="right" style:leader-style="dotted" style:leader-text="."/>
        </style:tab-stops>
      </style:paragraph-properties>
    </style:style>
    <style:style style:name="P91" style:family="paragraph" style:parent-style-name="Contents_20_4">
      <style:paragraph-properties>
        <style:tab-stops>
          <style:tab-stop style:position="6.3346in" style:type="right" style:leader-style="dotted" style:leader-text="."/>
        </style:tab-stops>
      </style:paragraph-properties>
    </style:style>
    <style:style style:name="P92" style:family="paragraph" style:parent-style-name="Heading_20_3">
      <style:text-properties officeooo:rsid="007efd06" officeooo:paragraph-rsid="007efd06"/>
    </style:style>
    <style:style style:name="P93" style:family="paragraph" style:parent-style-name="Heading_20_3">
      <style:text-properties officeooo:rsid="009d657a" officeooo:paragraph-rsid="009d657a"/>
    </style:style>
    <style:style style:name="P94" style:family="paragraph" style:parent-style-name="Heading_20_3">
      <style:text-properties officeooo:rsid="00729c05" officeooo:paragraph-rsid="007efd06"/>
    </style:style>
    <style:style style:name="P95" style:family="paragraph" style:parent-style-name="Heading_20_3">
      <style:text-properties officeooo:rsid="00729c05" officeooo:paragraph-rsid="00729c05"/>
    </style:style>
    <style:style style:name="P96" style:family="paragraph" style:parent-style-name="Heading_20_3">
      <style:text-properties officeooo:rsid="00ac497a" officeooo:paragraph-rsid="00ac497a"/>
    </style:style>
    <style:style style:name="P97" style:family="paragraph" style:parent-style-name="Heading_20_4">
      <style:text-properties officeooo:paragraph-rsid="00882afd"/>
    </style:style>
    <style:style style:name="P98"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99" style:family="paragraph" style:parent-style-name="Standard" style:list-style-name="L1">
      <style:text-properties officeooo:rsid="007688a7" officeooo:paragraph-rsid="007688a7"/>
    </style:style>
    <style:style style:name="P10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101"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102"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103"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104"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105"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10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107"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08"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09"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10"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11"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12"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1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114" style:family="paragraph" style:parent-style-name="Standard">
      <style:text-properties officeooo:rsid="00962c3c" officeooo:paragraph-rsid="00962c3c"/>
    </style:style>
    <style:style style:name="P115"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116"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117" style:family="paragraph" style:parent-style-name="Standard">
      <style:text-properties officeooo:rsid="00a7a2a9" officeooo:paragraph-rsid="00a7a2a9"/>
    </style:style>
    <style:style style:name="P118" style:family="paragraph" style:parent-style-name="Standard">
      <style:text-properties officeooo:rsid="0079cdef" officeooo:paragraph-rsid="0079cdef"/>
    </style:style>
    <style:style style:name="P119" style:family="paragraph" style:parent-style-name="Standard">
      <style:text-properties officeooo:rsid="00b7a4d6" officeooo:paragraph-rsid="00b7a4d6"/>
    </style:style>
    <style:style style:name="P120" style:family="paragraph" style:parent-style-name="Table_20_Contents">
      <style:paragraph-properties fo:text-align="center" style:justify-single-word="false"/>
      <style:text-properties officeooo:rsid="00a37b9c" officeooo:paragraph-rsid="00a37b9c"/>
    </style:style>
    <style:style style:name="P121" style:family="paragraph" style:parent-style-name="Text_20_body">
      <style:text-properties style:font-name="Liberation Serif" officeooo:rsid="00937dc5" officeooo:paragraph-rsid="00937dc5"/>
    </style:style>
    <style:style style:name="P122" style:family="paragraph" style:parent-style-name="Text_20_body">
      <style:text-properties officeooo:rsid="0055f2ff" officeooo:paragraph-rsid="00a4916c"/>
    </style:style>
    <style:style style:name="P123" style:family="paragraph" style:parent-style-name="Text_20_body">
      <style:text-properties officeooo:rsid="00a37b9c" officeooo:paragraph-rsid="00a37b9c"/>
    </style:style>
    <style:style style:name="P124" style:family="paragraph" style:parent-style-name="Text_20_body">
      <style:text-properties officeooo:rsid="00a392a9" officeooo:paragraph-rsid="00a392a9"/>
    </style:style>
    <style:style style:name="P125" style:family="paragraph" style:parent-style-name="Text_20_body">
      <style:text-properties officeooo:rsid="00a4916c" officeooo:paragraph-rsid="00a4916c"/>
    </style:style>
    <style:style style:name="P126" style:family="paragraph" style:parent-style-name="Text_20_body">
      <style:text-properties officeooo:rsid="00a61049" officeooo:paragraph-rsid="00a61049"/>
    </style:style>
    <style:style style:name="P127" style:family="paragraph" style:parent-style-name="Text_20_body">
      <style:text-properties officeooo:rsid="00ac497a" officeooo:paragraph-rsid="00af5c07"/>
    </style:style>
    <style:style style:name="P128" style:family="paragraph" style:parent-style-name="Text_20_body">
      <style:text-properties officeooo:rsid="00af5c07" officeooo:paragraph-rsid="00af5c07"/>
    </style:style>
    <style:style style:name="P129" style:family="paragraph" style:parent-style-name="Text_20_body">
      <style:text-properties officeooo:rsid="00af8b15" officeooo:paragraph-rsid="00af8b15"/>
    </style:style>
    <style:style style:name="P130" style:family="paragraph" style:parent-style-name="Text_20_body">
      <style:text-properties officeooo:rsid="00b0bd95" officeooo:paragraph-rsid="00b2f474"/>
    </style:style>
    <style:style style:name="P131" style:family="paragraph" style:parent-style-name="Text_20_body">
      <style:paragraph-properties fo:break-before="page"/>
    </style:style>
    <style:style style:name="P132" style:family="paragraph" style:parent-style-name="Text_20_body" style:master-page-name="">
      <loext:graphic-properties draw:fill-gradient-name="Gradient_20_1" draw:fill-hatch-name="hatch"/>
      <style:paragraph-properties style:page-number="auto" fo:keep-with-next="always"/>
      <style:text-properties officeooo:rsid="0085915c" officeooo:paragraph-rsid="0085915c"/>
    </style:style>
    <style:style style:name="T1" style:family="text">
      <style:text-properties fo:font-style="italic" style:font-style-asian="italic" style:font-style-complex="italic"/>
    </style:style>
    <style:style style:name="T2" style:family="text">
      <style:text-properties fo:font-style="italic" officeooo:rsid="0026029c" style:font-style-asian="italic" style:font-style-complex="italic"/>
    </style:style>
    <style:style style:name="T3" style:family="text">
      <style:text-properties fo:font-style="italic" officeooo:rsid="00a2cc4b" style:font-style-asian="italic" style:font-style-complex="italic"/>
    </style:style>
    <style:style style:name="T4" style:family="text">
      <style:text-properties fo:font-style="italic" style:text-underline-style="none" officeooo:rsid="0026029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a2cc4b"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474973"/>
    </style:style>
    <style:style style:name="T9" style:family="text">
      <style:text-properties style:text-underline-style="solid" style:text-underline-width="auto" style:text-underline-color="font-color" officeooo:rsid="00643212"/>
    </style:style>
    <style:style style:name="T10" style:family="text">
      <style:text-properties style:text-underline-style="solid" style:text-underline-width="auto" style:text-underline-color="font-color" officeooo:rsid="0079cdef"/>
    </style:style>
    <style:style style:name="T11" style:family="text">
      <style:text-properties style:text-underline-style="solid" style:text-underline-width="auto" style:text-underline-color="font-color" officeooo:rsid="0087a12b"/>
    </style:style>
    <style:style style:name="T12" style:family="text">
      <style:text-properties style:text-underline-style="solid" style:text-underline-width="auto" style:text-underline-color="font-color" officeooo:rsid="009203c6"/>
    </style:style>
    <style:style style:name="T13" style:family="text">
      <style:text-properties style:text-underline-style="solid" style:text-underline-width="auto" style:text-underline-color="font-color" officeooo:rsid="0094e7f4"/>
    </style:style>
    <style:style style:name="T14" style:family="text">
      <style:text-properties style:text-underline-style="solid" style:text-underline-width="auto" style:text-underline-color="font-color" officeooo:rsid="00ab7a1c"/>
    </style:style>
    <style:style style:name="T15" style:family="text">
      <style:text-properties style:text-underline-style="solid" style:text-underline-width="auto" style:text-underline-color="font-color" officeooo:rsid="00aeca8c"/>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italic" officeooo:rsid="0031661c" style:font-style-asian="italic" style:font-style-complex="italic"/>
    </style:style>
    <style:style style:name="T18" style:family="text">
      <style:text-properties style:font-name="Liberation Serif" fo:font-style="italic" officeooo:rsid="00474973" style:font-style-asian="italic" style:font-style-complex="italic"/>
    </style:style>
    <style:style style:name="T19" style:family="text">
      <style:text-properties style:font-name="Liberation Serif" fo:font-style="italic" officeooo:rsid="0091dbf0" style:font-style-asian="italic" style:font-style-complex="italic"/>
    </style:style>
    <style:style style:name="T20" style:family="text">
      <style:text-properties style:font-name="Liberation Serif" fo:font-style="italic" officeooo:rsid="009203c6" style:font-style-asian="italic" style:font-style-complex="italic"/>
    </style:style>
    <style:style style:name="T21" style:family="text">
      <style:text-properties style:font-name="Liberation Serif" fo:font-style="italic" officeooo:rsid="0079cdef" style:font-style-asian="italic" style:font-style-complex="italic"/>
    </style:style>
    <style:style style:name="T22" style:family="text">
      <style:text-properties style:font-name="Liberation Serif" fo:font-style="italic" officeooo:rsid="007d5d3b" style:font-style-asian="italic" style:font-style-complex="italic"/>
    </style:style>
    <style:style style:name="T23" style:family="text">
      <style:text-properties style:font-name="Liberation Serif" fo:font-style="italic" officeooo:rsid="0094e7f4" style:font-style-asian="italic" style:font-style-complex="italic"/>
    </style:style>
    <style:style style:name="T24" style:family="text">
      <style:text-properties style:font-name="Liberation Serif" fo:font-style="italic" officeooo:rsid="00ab7a1c" style:font-style-asian="italic" style:font-style-complex="italic"/>
    </style:style>
    <style:style style:name="T25" style:family="text">
      <style:text-properties style:font-name="Liberation Serif" fo:font-size="10pt" fo:font-style="italic" style:font-size-asian="10pt" style:font-style-asian="italic" style:font-size-complex="10pt" style:font-style-complex="italic"/>
    </style:style>
    <style:style style:name="T26" style:family="text">
      <style:text-properties style:font-name="Liberation Serif" fo:font-size="12pt" fo:font-style="normal" officeooo:rsid="00437368" style:font-size-asian="10.5pt" style:font-style-asian="normal" style:font-size-complex="12pt" style:font-style-complex="normal"/>
    </style:style>
    <style:style style:name="T27" style:family="text">
      <style:text-properties style:font-name="Liberation Serif" fo:font-size="12pt" fo:font-style="normal" officeooo:rsid="004504bf" style:font-size-asian="10.5pt" style:font-style-asian="normal" style:font-size-complex="12pt" style:font-style-complex="normal"/>
    </style:style>
    <style:style style:name="T28" style:family="text">
      <style:text-properties style:font-name="Liberation Serif" fo:font-size="12pt" fo:font-style="normal" officeooo:rsid="009f799e" style:font-size-asian="10.5pt" style:font-style-asian="normal" style:font-size-complex="12pt" style:font-style-complex="normal"/>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size="12pt" fo:font-style="normal" officeooo:rsid="0026029c" style:font-size-asian="12pt" style:font-style-asian="normal" style:font-size-complex="12pt" style:font-style-complex="normal"/>
    </style:style>
    <style:style style:name="T31" style:family="text">
      <style:text-properties officeooo:rsid="003741da"/>
    </style:style>
    <style:style style:name="T32" style:family="text">
      <style:text-properties officeooo:rsid="00388b9d"/>
    </style:style>
    <style:style style:name="T33" style:family="text">
      <style:text-properties officeooo:rsid="004035b1"/>
    </style:style>
    <style:style style:name="T34" style:family="text">
      <style:text-properties officeooo:rsid="005628c1"/>
    </style:style>
    <style:style style:name="T35" style:family="text">
      <style:text-properties officeooo:rsid="005b55d0"/>
    </style:style>
    <style:style style:name="T36" style:family="text">
      <style:text-properties officeooo:rsid="005e3eab"/>
    </style:style>
    <style:style style:name="T37" style:family="text">
      <style:text-properties officeooo:rsid="005eeb04"/>
    </style:style>
    <style:style style:name="T38" style:family="text">
      <style:text-properties officeooo:rsid="005fbb9b"/>
    </style:style>
    <style:style style:name="T39" style:family="text">
      <style:text-properties officeooo:rsid="00643212"/>
    </style:style>
    <style:style style:name="T40" style:family="text">
      <style:text-properties officeooo:rsid="0074758d"/>
    </style:style>
    <style:style style:name="T41" style:family="text">
      <style:text-properties officeooo:rsid="0074c924"/>
    </style:style>
    <style:style style:name="T42" style:family="text">
      <style:text-properties officeooo:rsid="0078225f"/>
    </style:style>
    <style:style style:name="T43" style:family="text">
      <style:text-properties style:font-name="Liberation Mono" fo:font-size="10pt" fo:font-style="normal" style:font-size-asian="10pt" style:font-style-asian="normal" style:font-size-complex="10pt" style:font-style-complex="normal"/>
    </style:style>
    <style:style style:name="T44" style:family="text">
      <style:text-properties style:font-name="Liberation Mono" fo:font-size="10pt" fo:font-style="normal" officeooo:rsid="0091dbf0" style:font-size-asian="10pt" style:font-style-asian="normal" style:font-size-complex="10pt" style:font-style-complex="normal"/>
    </style:style>
    <style:style style:name="T45" style:family="text">
      <style:text-properties style:font-name="Liberation Mono" fo:font-size="10pt" fo:font-style="italic" officeooo:rsid="0026029c" style:font-size-asian="10pt" style:font-style-asian="italic" style:font-size-complex="10pt" style:font-style-complex="italic"/>
    </style:style>
    <style:style style:name="T46" style:family="text">
      <style:text-properties style:font-name="Liberation Mono" fo:font-size="10pt" style:font-size-asian="10pt" style:font-size-complex="10pt"/>
    </style:style>
    <style:style style:name="T47" style:family="text">
      <style:text-properties style:font-name="Liberation Mono" fo:font-size="10pt" style:text-underline-style="solid" style:text-underline-width="auto" style:text-underline-color="font-color" style:font-size-asian="10pt" style:font-size-complex="10pt"/>
    </style:style>
    <style:style style:name="T48" style:family="text">
      <style:text-properties style:font-name="Liberation Mono" fo:font-style="italic" officeooo:rsid="0026029c" style:font-style-asian="italic" style:font-style-complex="italic"/>
    </style:style>
    <style:style style:name="T49" style:family="text">
      <style:text-properties officeooo:rsid="0079cdef"/>
    </style:style>
    <style:style style:name="T50" style:family="text">
      <style:text-properties officeooo:rsid="007b4db8"/>
    </style:style>
    <style:style style:name="T51" style:family="text">
      <style:text-properties officeooo:rsid="007c54fd"/>
    </style:style>
    <style:style style:name="T52" style:family="text">
      <style:text-properties officeooo:rsid="007d2344"/>
    </style:style>
    <style:style style:name="T53" style:family="text">
      <style:text-properties officeooo:rsid="007d5d3b"/>
    </style:style>
    <style:style style:name="T54" style:family="text">
      <style:text-properties officeooo:rsid="00809b58"/>
    </style:style>
    <style:style style:name="T55" style:family="text">
      <style:text-properties officeooo:rsid="0081a1f6"/>
    </style:style>
    <style:style style:name="T56" style:family="text">
      <style:text-properties officeooo:rsid="008215ea"/>
    </style:style>
    <style:style style:name="T57" style:family="text">
      <style:text-properties officeooo:rsid="00824070"/>
    </style:style>
    <style:style style:name="T58" style:family="text">
      <style:text-properties officeooo:rsid="00832830"/>
    </style:style>
    <style:style style:name="T59" style:family="text">
      <style:text-properties officeooo:rsid="00855c7b"/>
    </style:style>
    <style:style style:name="T60" style:family="text">
      <style:text-properties officeooo:rsid="00882afd"/>
    </style:style>
    <style:style style:name="T61" style:family="text">
      <style:text-properties officeooo:rsid="0089d1f8"/>
    </style:style>
    <style:style style:name="T62" style:family="text">
      <style:text-properties officeooo:rsid="008c419f"/>
    </style:style>
    <style:style style:name="T63" style:family="text">
      <style:text-properties officeooo:rsid="008f4540"/>
    </style:style>
    <style:style style:name="T64" style:family="text">
      <style:text-properties officeooo:rsid="0091bc82"/>
    </style:style>
    <style:style style:name="T65" style:family="text">
      <style:text-properties officeooo:rsid="0091dbf0"/>
    </style:style>
    <style:style style:name="T66" style:family="text">
      <style:text-properties officeooo:rsid="009203c6"/>
    </style:style>
    <style:style style:name="T67" style:family="text">
      <style:text-properties officeooo:rsid="0094e7f4"/>
    </style:style>
    <style:style style:name="T68" style:family="text">
      <style:text-properties officeooo:rsid="00962c3c"/>
    </style:style>
    <style:style style:name="T69" style:family="text">
      <style:text-properties officeooo:rsid="009aac65"/>
    </style:style>
    <style:style style:name="T70" style:family="text">
      <style:text-properties officeooo:rsid="009c6fe2"/>
    </style:style>
    <style:style style:name="T71" style:family="text">
      <style:text-properties officeooo:rsid="009e74f3"/>
    </style:style>
    <style:style style:name="T72" style:family="text">
      <style:text-properties officeooo:rsid="00a2a5bc"/>
    </style:style>
    <style:style style:name="T73" style:family="text">
      <style:text-properties officeooo:rsid="00a2cc4b"/>
    </style:style>
    <style:style style:name="T74" style:family="text">
      <style:text-properties style:font-name="Liberation Serif" fo:font-style="italic" officeooo:rsid="00a37b9c" style:font-style-asian="italic" style:font-style-complex="italic"/>
    </style:style>
    <style:style style:name="T75" style:family="text">
      <style:text-properties style:font-name="Liberation Serif" fo:font-style="italic" officeooo:rsid="00a392a9" style:font-style-asian="italic" style:font-style-complex="italic"/>
    </style:style>
    <style:style style:name="T76" style:family="text">
      <style:text-properties style:font-name="Liberation Serif" fo:font-style="italic" officeooo:rsid="00a4916c" style:font-style-asian="italic" style:font-style-complex="italic"/>
    </style:style>
    <style:style style:name="T77" style:family="text">
      <style:text-properties officeooo:rsid="00a4916c"/>
    </style:style>
    <style:style style:name="T78" style:family="text">
      <style:text-properties officeooo:rsid="00a61049"/>
    </style:style>
    <style:style style:name="T79" style:family="text">
      <style:text-properties officeooo:rsid="00a7346c"/>
    </style:style>
    <style:style style:name="T80" style:family="text">
      <style:text-properties officeooo:rsid="00a7a2a9"/>
    </style:style>
    <style:style style:name="T81" style:family="text">
      <style:text-properties officeooo:rsid="00ac497a"/>
    </style:style>
    <style:style style:name="T82" style:family="text">
      <style:text-properties officeooo:rsid="00acdde6"/>
    </style:style>
    <style:style style:name="T83" style:family="text">
      <style:text-properties officeooo:rsid="00aeca8c"/>
    </style:style>
    <style:style style:name="T84" style:family="text">
      <style:text-properties officeooo:rsid="00af5c07"/>
    </style:style>
    <style:style style:name="T85" style:family="text">
      <style:text-properties officeooo:rsid="00af8b15"/>
    </style:style>
    <style:style style:name="T86" style:family="text">
      <style:text-properties officeooo:rsid="00b0bd95"/>
    </style:style>
    <style:style style:name="T87" style:family="text">
      <style:text-properties officeooo:rsid="00b1bb3b"/>
    </style:style>
    <style:style style:name="T88" style:family="text">
      <style:text-properties officeooo:rsid="00b1e796"/>
    </style:style>
    <style:style style:name="T89" style:family="text">
      <style:text-properties officeooo:rsid="00b2f474"/>
    </style:style>
    <style:style style:name="T90" style:family="text">
      <style:text-properties officeooo:rsid="00b3dfcf"/>
    </style:style>
    <style:style style:name="T91" style:family="text">
      <style:text-properties officeooo:rsid="00b5ac56"/>
    </style:style>
    <style:style style:name="T92" style:family="text">
      <style:text-properties officeooo:rsid="00b6a290"/>
    </style:style>
    <style:style style:name="T93" style:family="text">
      <style:text-properties officeooo:rsid="00b7a4d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iagnosing Kaypro Problems</text:p>
      <text:p text:style-name="P39">using the</text:p>
      <text:p text:style-name="P38">Kaypro Emergency Monitor ROM</text:p>
      <text:p text:style-name="P3"><text:date style:data-style-name="N41" text:date-value="2023-06-04T09:20:27.811373001">June 4,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112_4257110712" text:style-name="Index_20_Link" text:visited-style-name="Index_20_Link">Introduction<text:tab/>1</text:a></text:p>
          <text:p text:style-name="P90"><text:a xlink:type="simple" xlink:href="#__RefHeading___Toc34895_4257110712" text:style-name="Index_20_Link" text:visited-style-name="Index_20_Link">Kaypro Model Identification<text:tab/>2</text:a></text:p>
          <text:p text:style-name="P90"><text:a xlink:type="simple" xlink:href="#__RefHeading___Toc25717_4257110712" text:style-name="Index_20_Link" text:visited-style-name="Index_20_Link">Memory/CPU Checks<text:tab/>3</text:a></text:p>
          <text:p text:style-name="P90"><text:a xlink:type="simple" xlink:href="#__RefHeading___Toc25719_4257110712" text:style-name="Index_20_Link" text:visited-style-name="Index_20_Link">High-level Analysis<text:tab/>3</text:a></text:p>
          <text:p text:style-name="P90"><text:a xlink:type="simple" xlink:href="#__RefHeading___Toc25721_4257110712" text:style-name="Index_20_Link" text:visited-style-name="Index_20_Link">I/O Port Select Signals<text:tab/>4</text:a></text:p>
          <text:p text:style-name="P90"><text:a xlink:type="simple" xlink:href="#__RefHeading___Toc25741_4257110712" text:style-name="Index_20_Link" text:visited-style-name="Index_20_Link">SysPort Usage<text:tab/>6</text:a></text:p>
          <text:p text:style-name="P91"><text:a xlink:type="simple" xlink:href="#__RefHeading___Toc25743_4257110712" text:style-name="Index_20_Link" text:visited-style-name="Index_20_Link">Model */83 SysPort<text:tab/>6</text:a></text:p>
          <text:p text:style-name="P91"><text:a xlink:type="simple" xlink:href="#__RefHeading___Toc25745_4257110712" text:style-name="Index_20_Link" text:visited-style-name="Index_20_Link">Models */84 and 10 SysPort<text:tab/>7</text:a></text:p>
          <text:p text:style-name="P90"><text:a xlink:type="simple" xlink:href="#__RefHeading___Toc30092_4257110712" text:style-name="Index_20_Link" text:visited-style-name="Index_20_Link">Display Diagnosis<text:tab/>8</text:a></text:p>
          <text:p text:style-name="P91"><text:a xlink:type="simple" xlink:href="#__RefHeading___Toc30094_4257110712" text:style-name="Index_20_Link" text:visited-style-name="Index_20_Link">Model */83 Display<text:tab/>8</text:a></text:p>
          <text:p text:style-name="P91"><text:a xlink:type="simple" xlink:href="#__RefHeading___Toc30096_4257110712" text:style-name="Index_20_Link" text:visited-style-name="Index_20_Link">Model */84 and 10 Display<text:tab/>8</text:a></text:p>
          <text:p text:style-name="P90"><text:a xlink:type="simple" xlink:href="#__RefHeading___Toc4199_4257110712" text:style-name="Index_20_Link" text:visited-style-name="Index_20_Link">Floppy Diagnosis<text:tab/>9</text:a></text:p>
          <text:p text:style-name="P90"><text:a xlink:type="simple" xlink:href="#__RefHeading___Toc14737_4257110712" text:style-name="Index_20_Link" text:visited-style-name="Index_20_Link">Harddisk Diagnosis<text:tab/>13</text:a></text:p>
          <text:p text:style-name="P91"><text:a xlink:type="simple" xlink:href="#__RefHeading___Toc34775_4257110712" text:style-name="Index_20_Link" text:visited-style-name="Index_20_Link">ROM 81-302 HDD Layout<text:tab/>15</text:a></text:p>
          <text:p text:style-name="P91"><text:a xlink:type="simple" xlink:href="#__RefHeading___Toc34777_4257110712" text:style-name="Index_20_Link" text:visited-style-name="Index_20_Link">ROM 81-478 HDD Layout<text:tab/>15</text:a></text:p>
          <text:p text:style-name="P90"><text:a xlink:type="simple" xlink:href="#__RefHeading___Toc2798_4257110712" text:style-name="Index_20_Link" text:visited-style-name="Index_20_Link">Keyboard Diagnosis<text:tab/>15</text:a></text:p>
        </text:index-body>
      </text:table-of-content>
      <text:h text:style-name="Heading_20_3" text:outline-level="3"><text:bookmark-start text:name="__RefHeading___Toc112_4257110712"/>Introduction<text:bookmark-end text:name="__RefHeading___Toc112_4257110712"/></text:h>
      <text:p text:style-name="P55">Throughout this document, examples are shown using underlined text to indicate what the user types, and the token <text:span text:style-name="T45">(CR)</text:span><text:span text:style-name="T30"> </text:span><text:span text:style-name="T29">indicates pressing the RETURN or Enter key.</text:span></text:p>
      <text:p text:style-name="P16"/>
      <text:p text:style-name="P2"><text:span text:style-name="T40">Diagnosing</text:span> a broken Kaypro <text:span text:style-name="T40">can be a complex and overwhelming task</text:span>. <text:span text:style-name="T40">This document attempts to break-down the task into steps, and gives examples of how to use the Emergency Monitor ROM to further diagnose problems.</text:span></text:p>
      <text:p text:style-name="P2"/>
      <text:p text:style-name="P44">This document picks up where the Emergency Monitor ROM documentation leaves off. That document should be read first.</text:p>
      <text:p text:style-name="P2"/>
      <text:p text:style-name="P43">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43"/>
      <text:p text:style-name="P44">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61">However, this could also indicate a more-fundamental problem that requires diagnostics at an electronics level.</text:span></text:p>
      <text:p text:style-name="P44"/>
      <text:p text:style-name="P56">Be aware that earlier Kaypro models do not have sockets for all ICs. While the major ICs are socketed, many – include RAM – are not. This makes replacement much more difficult, at least the first time (<text:span text:style-name="T62">until</text:span> a socket is installed after desoldering the IC).</text:p>
      <text:h text:style-name="P96" text:outline-level="3"><text:bookmark-start text:name="__RefHeading___Toc34895_4257110712"/>Kaypro Model Identification<text:bookmark-end text:name="__RefHeading___Toc34895_4257110712"/></text:h>
      <text:p text:style-name="P127">While there are ways to determine Kaypro features by using input/output command<text:span text:style-name="T82">s</text:span> on the monitor, the best way is to examine the mainboard, specifically noting the boot ROM part number and arrangement of ICs and rear-cabinet connectors. <text:span text:style-name="T82">If a part number (81-XXX) can be located on the mainboard, that is the best way. </text:span><text:span text:style-name="T83">Unfortunately, many boards have an </text:span><text:span text:style-name="T15">assembly</text:span><text:span text:style-name="T83"> number visible, but not a part number. </text:span><text:span text:style-name="T84">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28">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85">This document is also vital for performing in-depth diagnosis, as it contains schematics and other valuable materials.</text:span></text:p>
      <text:p text:style-name="P127"><text:span text:style-name="T83"><text:s/></text:span><text:span text:style-name="T82">The */83 models have only two rear connectors (parallel printer and serial data) </text:span><text:span text:style-name="T87">with the keyboard jack between them</text:span><text:span text:style-name="T82">. </text:span><text:span text:style-name="T84">The */83 mainboards have </text:span><text:span text:style-name="T82">only one Z80A-SIO/0 but two Z80A-PIO</text:span><text:span text:style-name="T84">s </text:span><text:span text:style-name="T89">and no 6545 CRT controller chip</text:span><text:span text:style-name="T82">. The first-generation Kaypro II/83 models will only take a 2716 boot ROM, </text:span><text:span text:style-name="T84">part number 81-</text:span><text:span text:style-name="T85">149,</text:span><text:span text:style-name="T82"> while later */83 models can use a 2732 ROM with proper jumper placement </text:span><text:span text:style-name="T85">and should have the 81-232 boot ROM</text:span><text:span text:style-name="T82">. </text:span><text:span text:style-name="T85">It is not known whether Kaypro ever built a */84 mainboard designed to (retro-)fit in a */83 case. If such a system exists, all procedures and software for the */84 models should be used </text:span><text:span text:style-name="T89">in spite of outward appearances of being a */83</text:span><text:span text:style-name="T85">. It should also be noted that the */83 video uses a 60Hz video sync, and is not compatible with the */84 and 10 model video boards (and vice versa).</text:span></text:p>
      <text:p text:style-name="P129">The Kaypro 10, first generation, is an evolutionary step between */83 and */84. It contains most of the same hardware as */84, but does not provide for the modem or RTC <text:span text:style-name="T90">circuits</text:span>. <text:span text:style-name="T89">It has two Z80A-SIO/0 and no Z80A-PIO chips, and has the 6545 (sometimes 6845E) CRT controller chip. </text:span>It also does not have the custom gate arrays <text:span text:style-name="T86">(81-189 and 81-194). This board has the 50-pin expansion (harddisk) connector near the middle of the board, and is missing locations for the telephonics (modem) transformer and RTC battery near the right edge. </text:span><text:span text:style-name="T88">The boot ROM is 3732-only and uses 81-302. </text:span><text:span text:style-name="T86">The rear connectors include parallel printer and two serial, with </text:span><text:span text:style-name="T87">the light-pen and keyboard jacks on the far right. </text:span><text:span text:style-name="T88">Later production Kaypro 10 models used the */84 mainboard, fabricated with the Kaypro 10 rear connector arrangement </text:span><text:span text:style-name="T89">but replacing the light-pen jack with the modem</text:span><text:span text:style-name="T88">. </text:span><text:span text:style-name="T89">The Kaypro 10 (6545 CRTC) video uses 50Hz sync, and is not compatible with the */83 video boards (and vice versa).</text:span></text:p>
      <text:p text:style-name="P130"><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90">These boards contain two Z80A-SIO/0, the 6545 (or 6845E) CRTC, and either space for or one actual Z80A-PIO – as well as circuitry for the modem and RTC. Floppy and harddisk connectors are arranged along the right edge. </text:span><text:span text:style-name="T89">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44">One way to determine if basic CPU, <text:span text:style-name="T42">ROM,</text:span> and RAM are functional is to try the Emergency Memory Test ROM. This ROM will send output on the serial port as well as provide visual indicators that are visible from the front of the Kaypro. <text:span text:style-name="T42">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42">Determining “where to start looking” requires <text:span text:style-name="T41">a basic understanding of the sequence of events performed by the boot ROM, </text:span><text:span text:style-name="T61">combined with the symptoms presented by the machine</text:span><text:span text:style-name="T41">. While different ROM version</text:span><text:span text:style-name="T42">s</text:span><text:span text:style-name="T41"> perform </text:span><text:span text:style-name="T89">steps </text:span><text:span text:style-name="T41">different</text:span><text:span text:style-name="T89">ly</text:span><text:span text:style-name="T41">, the basic sequence is:</text:span></text:p>
      <text:p text:style-name="P42"/>
      <text:list xml:id="list2404113630" text:style-name="L1">
        <text:list-item>
          <text:p text:style-name="P99">Initialize SIO1 (keyboard and serial data)</text:p>
        </text:list-item>
        <text:list-item>
          <text:p text:style-name="P99">Initialize/clear display</text:p>
        </text:list-item>
        <text:list-item>
          <text:p text:style-name="P99">Setup common (BIOS) memory</text:p>
        </text:list-item>
        <text:list-item>
          <text:p text:style-name="P99">Display signon message on screen</text:p>
        </text:list-item>
        <text:list-item>
          <text:p text:style-name="P99">Initialize floppy, and boot if diskette present</text:p>
        </text:list-item>
        <text:list-item>
          <text:p text:style-name="P99">[Kaypro 10] Initialize harddisk, and boot.</text:p>
        </text:list-item>
        <text:list-item>
          <text:p text:style-name="P99">Fallback for failed boot (varies)</text:p>
        </text:list-item>
      </text:list>
      <text:p text:style-name="P44"/>
      <text:p text:style-name="P36">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54">If the CRTC has not been initialized and started, there will be no raster scan visible when the brightness is turned up.</text:span></text:p>
      <text:p text:style-name="P36"/>
      <text:p text:style-name="P51">Certainly, if the ROM signon message appears on the screen, the system has passed step 4 and it can be assumed that the CRTC and video is working.</text:p>
      <text:p text:style-name="P51"/>
      <text:p text:style-name="P51"><text:soft-page-break/>Progress on booting from the floppy can be determined by observation. When attempting to boot, the ROM will select drive A and the drive motors will be spinning.</text:p>
      <text:p text:style-name="P51"/>
      <text:p text:style-name="P51">Also be aware that failure to boot could be caused by bad media or media that does not have the matching bootstrap code (or CP/M) for the ROM version.</text:p>
      <text:p text:style-name="P51"/>
      <text:h text:style-name="Heading_20_3" text:outline-level="3"><text:bookmark-start text:name="__RefHeading___Toc25721_4257110712"/>I/O Port Select Signals<text:bookmark-end text:name="__RefHeading___Toc25721_4257110712"/></text:h>
      <text:p text:style-name="P45">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45"/>
      <text:p text:style-name="P5">: <text:span text:style-name="T7">S 8000</text:span><text:span text:style-name="T2">(CR)</text:span><text:line-break/>8000 00 <text:span text:style-name="T7">DB</text:span><text:span text:style-name="T2">(CR)<text:tab/></text:span><text:span text:style-name="T22">(INPUT op-code)</text:span><text:line-break/>8001 00 <text:span text:style-name="T10">XX</text:span><text:span text:style-name="T2">(CR)<text:tab/></text:span><text:span text:style-name="T21">(replace XX with desired port)</text:span><text:line-break/>8002 00 <text:span text:style-name="T7">C3</text:span><text:span text:style-name="T2">(CR)<text:tab/></text:span><text:span text:style-name="T22">(JUMP op-code)</text:span><text:line-break/>8003 00 <text:span text:style-name="T7">00</text:span><text:span text:style-name="T2">(CR)<text:tab/></text:span><text:span text:style-name="T22">(low byte of 8000H)</text:span><text:line-break/>8004 00 <text:span text:style-name="T7">80</text:span><text:span text:style-name="T2">(CR)<text:tab/></text:span><text:span text:style-name="T22">(high byte of 8000H)</text:span><text:line-break/>8005 00 <text:span text:style-name="T7">.</text:span><text:line-break/>: <text:span text:style-name="T7">G 8000</text:span><text:span text:style-name="T4">(CR)</text:span><text:line-break/>GO 8000 ?<text:span text:style-name="T7">Y</text:span></text:p>
      <text:p text:style-name="P2"/>
      <text:p text:style-name="P51">It will be necessary to RESET the Kaypro in order to get back to the monitor prompt.</text:p>
      <text:p text:style-name="P51"/>
      <text:p text:style-name="P46"><text:span text:style-name="T90">Following</text:span> are the I/O ports for the various Kaypro models. <text:span text:style-name="T53">Note that some Kaypro 10s are fitted with the */84 mainboard. Also note that some */84 models do not have the PIO, RTC, and Modem electronics.</text:span></text:p>
      <text:p text:style-name="P46"/>
      <text:p text:style-name="P131"/>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40">Port Adr</text:p>
            </table:table-cell>
            <table:table-cell table:style-name="Table2.A1" table:number-columns-spanned="2" office:value-type="string">
              <text:p text:style-name="P41">*/<text:span text:style-name="T49">83</text:span></text:p>
            </table:table-cell>
            <table:covered-table-cell/>
            <table:table-cell table:style-name="Table2.A1" table:number-columns-spanned="2" office:value-type="string">
              <text:p text:style-name="P40">10</text:p>
            </table:table-cell>
            <table:covered-table-cell/>
            <table:table-cell table:style-name="Table2.F1" table:number-columns-spanned="2" office:value-type="string">
              <text:p text:style-name="P41">*/<text:span text:style-name="T49">84</text:span></text:p>
            </table:table-cell>
            <table:covered-table-cell/>
          </table:table-row>
          <table:table-row table:style-name="Table2.1">
            <table:covered-table-cell table:style-name="Table2.A2"/>
            <table:table-cell table:style-name="Table2.A2" office:value-type="string">
              <text:p text:style-name="P40">Device</text:p>
            </table:table-cell>
            <table:table-cell table:style-name="Table2.A2" office:value-type="string">
              <text:p text:style-name="P40">Function</text:p>
            </table:table-cell>
            <table:table-cell table:style-name="Table2.A2" office:value-type="string">
              <text:p text:style-name="P40">Device</text:p>
            </table:table-cell>
            <table:table-cell table:style-name="Table2.A2" office:value-type="string">
              <text:p text:style-name="P40">Function</text:p>
            </table:table-cell>
            <table:table-cell table:style-name="Table2.A2" office:value-type="string">
              <text:p text:style-name="P40">Device</text:p>
            </table:table-cell>
            <table:table-cell table:style-name="Table2.G2" office:value-type="string">
              <text:p text:style-name="P40">Function</text:p>
            </table:table-cell>
          </table:table-row>
        </table:table-header-rows>
        <table:table-row table:style-name="Table2.1">
          <table:table-cell table:style-name="Table2.A2" office:value-type="string">
            <text:p text:style-name="P47">00</text:p>
          </table:table-cell>
          <table:table-cell table:style-name="Table2.A2" table:number-rows-spanned="4" office:value-type="string">
            <text:p text:style-name="P66">WD1943</text:p>
            <text:p text:style-name="P66">Baud Gen.</text:p>
            <text:p text:style-name="P66">Serial I/O</text:p>
          </table:table-cell>
          <table:table-cell table:style-name="Table2.A2" office:value-type="string">
            <text:p text:style-name="P77">baud</text:p>
          </table:table-cell>
          <table:table-cell table:style-name="Table2.A2" table:number-rows-spanned="4" office:value-type="string">
            <text:p text:style-name="P66">WD1943</text:p>
            <text:p text:style-name="P66">Baud Gen.</text:p>
            <text:p text:style-name="P66">Serial Data</text:p>
          </table:table-cell>
          <table:table-cell table:style-name="Table2.A2" office:value-type="string">
            <text:p text:style-name="P77">baud</text:p>
          </table:table-cell>
          <table:table-cell table:style-name="Table2.A2" table:number-rows-spanned="4" office:value-type="string">
            <text:p text:style-name="P66">WD1943</text:p>
            <text:p text:style-name="P66">Baud Gen.</text:p>
            <text:p text:style-name="P66">Serial Data</text:p>
          </table:table-cell>
          <table:table-cell table:style-name="Table2.G2" office:value-type="string">
            <text:p text:style-name="P77">baud</text:p>
          </table:table-cell>
        </table:table-row>
        <table:table-row table:style-name="Table2.1">
          <table:table-cell table:style-name="Table2.A2" office:value-type="string">
            <text:p text:style-name="P47">01</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02</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03</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04</text:p>
          </table:table-cell>
          <table:table-cell table:style-name="Table2.A2" table:number-rows-spanned="4" office:value-type="string">
            <text:p text:style-name="P66">Z80-SIO</text:p>
            <text:p text:style-name="P66">Serial I/O</text:p>
            <text:p text:style-name="P66">Keyboard</text:p>
          </table:table-cell>
          <table:table-cell table:style-name="Table2.A2" office:value-type="string">
            <text:p text:style-name="P70">ch A data</text:p>
          </table:table-cell>
          <table:table-cell table:style-name="Table2.A2" table:number-rows-spanned="4" office:value-type="string">
            <text:p text:style-name="P67">Z80-SIO <text:span text:style-name="T51">#1</text:span></text:p>
            <text:p text:style-name="P67">Serial <text:span text:style-name="T50">Data</text:span></text:p>
            <text:p text:style-name="P67">Keyboard</text:p>
          </table:table-cell>
          <table:table-cell table:style-name="Table2.A2" office:value-type="string">
            <text:p text:style-name="P71">ch A data</text:p>
          </table:table-cell>
          <table:table-cell table:style-name="Table2.A2" table:number-rows-spanned="4" office:value-type="string">
            <text:p text:style-name="P67">Z80-SIO <text:span text:style-name="T51">#1</text:span></text:p>
            <text:p text:style-name="P67">Serial <text:span text:style-name="T50">Data</text:span></text:p>
            <text:p text:style-name="P67">Keyboard</text:p>
          </table:table-cell>
          <table:table-cell table:style-name="Table2.G2" office:value-type="string">
            <text:p text:style-name="P71">ch A data</text:p>
          </table:table-cell>
        </table:table-row>
        <table:table-row table:style-name="Table2.1">
          <table:table-cell table:style-name="Table2.A2" office:value-type="string">
            <text:p text:style-name="P47">05</text:p>
          </table:table-cell>
          <table:covered-table-cell table:style-name="Table2.A2"/>
          <table:table-cell table:style-name="Table2.A2" office:value-type="string">
            <text:p text:style-name="P70">ch B data</text:p>
          </table:table-cell>
          <table:covered-table-cell table:style-name="Table2.A2"/>
          <table:table-cell table:style-name="Table2.A2" office:value-type="string">
            <text:p text:style-name="P71">ch B data</text:p>
          </table:table-cell>
          <table:covered-table-cell table:style-name="Table2.A2"/>
          <table:table-cell table:style-name="Table2.G2" office:value-type="string">
            <text:p text:style-name="P71">ch B data</text:p>
          </table:table-cell>
        </table:table-row>
        <table:table-row table:style-name="Table2.1">
          <table:table-cell table:style-name="Table2.A2" office:value-type="string">
            <text:p text:style-name="P47">06</text:p>
          </table:table-cell>
          <table:covered-table-cell table:style-name="Table2.A2"/>
          <table:table-cell table:style-name="Table2.A2" office:value-type="string">
            <text:p text:style-name="P70">ch A ctl</text:p>
          </table:table-cell>
          <table:covered-table-cell table:style-name="Table2.A2"/>
          <table:table-cell table:style-name="Table2.A2" office:value-type="string">
            <text:p text:style-name="P71">ch A ctl</text:p>
          </table:table-cell>
          <table:covered-table-cell table:style-name="Table2.A2"/>
          <table:table-cell table:style-name="Table2.G2" office:value-type="string">
            <text:p text:style-name="P71">ch A ctl</text:p>
          </table:table-cell>
        </table:table-row>
        <table:table-row table:style-name="Table2.1">
          <table:table-cell table:style-name="Table2.A2" office:value-type="string">
            <text:p text:style-name="P47">07</text:p>
          </table:table-cell>
          <table:covered-table-cell table:style-name="Table2.A2"/>
          <table:table-cell table:style-name="Table2.A2" office:value-type="string">
            <text:p text:style-name="P70">ch B ctl</text:p>
          </table:table-cell>
          <table:covered-table-cell table:style-name="Table2.A2"/>
          <table:table-cell table:style-name="Table2.A2" office:value-type="string">
            <text:p text:style-name="P71">ch B ctl</text:p>
          </table:table-cell>
          <table:covered-table-cell table:style-name="Table2.A2"/>
          <table:table-cell table:style-name="Table2.G2" office:value-type="string">
            <text:p text:style-name="P71">ch B ctl</text:p>
          </table:table-cell>
        </table:table-row>
        <table:table-row table:style-name="Table2.1">
          <table:table-cell table:style-name="Table2.A2" office:value-type="string">
            <text:p text:style-name="P47">08</text:p>
          </table:table-cell>
          <table:table-cell table:style-name="Table2.A2" table:number-rows-spanned="4" office:value-type="string">
            <text:p text:style-name="P70">Z80-PIO #1</text:p>
            <text:p text:style-name="P70">Printer</text:p>
          </table:table-cell>
          <table:table-cell table:style-name="Table2.A2" office:value-type="string">
            <text:p text:style-name="P72">ch A data</text:p>
          </table:table-cell>
          <table:table-cell table:style-name="Table2.A2" table:number-rows-spanned="4" office:value-type="string">
            <text:p text:style-name="P68">WD1943</text:p>
            <text:p text:style-name="P68">Baud Gen.</text:p>
            <text:p text:style-name="P75">Serial Printer</text:p>
          </table:table-cell>
          <table:table-cell table:style-name="Table2.A2" office:value-type="string">
            <text:p text:style-name="P50">baud</text:p>
          </table:table-cell>
          <table:table-cell table:style-name="Table2.A2" table:number-rows-spanned="4" office:value-type="string">
            <text:p text:style-name="P68">WD1943</text:p>
            <text:p text:style-name="P68">Baud Gen.</text:p>
            <text:p text:style-name="P75">Serial Printer</text:p>
          </table:table-cell>
          <table:table-cell table:style-name="Table2.G2" office:value-type="string">
            <text:p text:style-name="P50">baud</text:p>
          </table:table-cell>
        </table:table-row>
        <table:table-row table:style-name="Table2.1">
          <table:table-cell table:style-name="Table2.A2" office:value-type="string">
            <text:p text:style-name="P47">09</text:p>
          </table:table-cell>
          <table:covered-table-cell table:style-name="Table2.A2"/>
          <table:table-cell table:style-name="Table2.A2" office:value-type="string">
            <text:p text:style-name="P73">ch B data</text:p>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0A</text:p>
          </table:table-cell>
          <table:covered-table-cell table:style-name="Table2.A2"/>
          <table:table-cell table:style-name="Table2.A2" office:value-type="string">
            <text:p text:style-name="P74">ch A ctl</text:p>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0B</text:p>
          </table:table-cell>
          <table:covered-table-cell table:style-name="Table2.A2"/>
          <table:table-cell table:style-name="Table2.A2" office:value-type="string">
            <text:p text:style-name="P74">ch B ctl</text:p>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8">0C</text:p>
          </table:table-cell>
          <table:table-cell table:style-name="Table2.A2" table:number-rows-spanned="4" office:value-type="string">
            <text:p text:style-name="P69">WD1943</text:p>
            <text:p text:style-name="P69">Baud Gen.</text:p>
            <text:p text:style-name="P69">Keyboard</text:p>
          </table:table-cell>
          <table:table-cell table:style-name="Table2.A2" office:value-type="string">
            <text:p text:style-name="P78">baud</text:p>
          </table:table-cell>
          <table:table-cell table:style-name="Table2.A2" table:number-rows-spanned="4" office:value-type="string">
            <text:p text:style-name="P76">Z80-SIO #2</text:p>
            <text:p text:style-name="P78">Serial Printer</text:p>
          </table:table-cell>
          <table:table-cell table:style-name="Table2.A2" office:value-type="string">
            <text:p text:style-name="P72">ch A data</text:p>
          </table:table-cell>
          <table:table-cell table:style-name="Table2.A2" table:number-rows-spanned="4" office:value-type="string">
            <text:p text:style-name="P76">Z80-SIO #2</text:p>
            <text:p text:style-name="P76">Serial Printer</text:p>
            <text:p text:style-name="P76">Modem</text:p>
          </table:table-cell>
          <table:table-cell table:style-name="Table2.G2" office:value-type="string">
            <text:p text:style-name="P72">ch A data</text:p>
          </table:table-cell>
        </table:table-row>
        <table:table-row table:style-name="Table2.1">
          <table:table-cell table:style-name="Table2.A2" office:value-type="string">
            <text:p text:style-name="P48">0D</text:p>
          </table:table-cell>
          <table:covered-table-cell table:style-name="Table2.A2"/>
          <table:table-cell table:style-name="Table2.A2" office:value-type="string">
            <text:p text:style-name="P24"/>
          </table:table-cell>
          <table:covered-table-cell table:style-name="Table2.A2"/>
          <table:table-cell table:style-name="Table2.A2" office:value-type="string">
            <text:p text:style-name="P72">ch B data</text:p>
          </table:table-cell>
          <table:covered-table-cell table:style-name="Table2.A2"/>
          <table:table-cell table:style-name="Table2.G2" office:value-type="string">
            <text:p text:style-name="P72">ch B data</text:p>
          </table:table-cell>
        </table:table-row>
        <table:table-row table:style-name="Table2.1">
          <table:table-cell table:style-name="Table2.A2" office:value-type="string">
            <text:p text:style-name="P48">0E</text:p>
          </table:table-cell>
          <table:covered-table-cell table:style-name="Table2.A2"/>
          <table:table-cell table:style-name="Table2.A2" office:value-type="string">
            <text:p text:style-name="P24"/>
          </table:table-cell>
          <table:covered-table-cell table:style-name="Table2.A2"/>
          <table:table-cell table:style-name="Table2.A2" office:value-type="string">
            <text:p text:style-name="P72">ch A ctl</text:p>
          </table:table-cell>
          <table:covered-table-cell table:style-name="Table2.A2"/>
          <table:table-cell table:style-name="Table2.G2" office:value-type="string">
            <text:p text:style-name="P72">ch A ctl</text:p>
          </table:table-cell>
        </table:table-row>
        <table:table-row table:style-name="Table2.1">
          <table:table-cell table:style-name="Table2.A2" office:value-type="string">
            <text:p text:style-name="P48">0F</text:p>
          </table:table-cell>
          <table:covered-table-cell table:style-name="Table2.A2"/>
          <table:table-cell table:style-name="Table2.A2" office:value-type="string">
            <text:p text:style-name="P24"/>
          </table:table-cell>
          <table:covered-table-cell table:style-name="Table2.A2"/>
          <table:table-cell table:style-name="Table2.A2" office:value-type="string">
            <text:p text:style-name="P72">ch B ctl</text:p>
          </table:table-cell>
          <table:covered-table-cell table:style-name="Table2.A2"/>
          <table:table-cell table:style-name="Table2.G2" office:value-type="string">
            <text:p text:style-name="P72">ch B ctl</text:p>
          </table:table-cell>
        </table:table-row>
        <table:table-row table:style-name="Table2.1">
          <table:table-cell table:style-name="Table2.A2" office:value-type="string">
            <text:p text:style-name="P47">10</text:p>
          </table:table-cell>
          <table:table-cell table:style-name="Table2.A2" table:number-rows-spanned="4" office:value-type="string">
            <text:p text:style-name="P70">WD1793</text:p>
            <text:p text:style-name="P70">Floppy</text:p>
            <text:p text:style-name="P70">Controller</text:p>
          </table:table-cell>
          <table:table-cell table:style-name="Table2.A2" office:value-type="string">
            <text:p text:style-name="P70">cmd/sts</text:p>
          </table:table-cell>
          <table:table-cell table:style-name="Table2.A2" table:number-rows-spanned="4" office:value-type="string">
            <text:p text:style-name="P70">WD1793</text:p>
            <text:p text:style-name="P70">Floppy</text:p>
            <text:p text:style-name="P70">Controller</text:p>
          </table:table-cell>
          <table:table-cell table:style-name="Table2.A2" office:value-type="string">
            <text:p text:style-name="P70">cmd/sts</text:p>
          </table:table-cell>
          <table:table-cell table:style-name="Table2.A2" table:number-rows-spanned="4" office:value-type="string">
            <text:p text:style-name="P70">WD1793</text:p>
            <text:p text:style-name="P70">Floppy</text:p>
            <text:p text:style-name="P70">Controller</text:p>
          </table:table-cell>
          <table:table-cell table:style-name="Table2.G2" office:value-type="string">
            <text:p text:style-name="P70">cmd/sts</text:p>
          </table:table-cell>
        </table:table-row>
        <table:table-row table:style-name="Table2.1">
          <table:table-cell table:style-name="Table2.A2" office:value-type="string">
            <text:p text:style-name="P47">11</text:p>
          </table:table-cell>
          <table:covered-table-cell table:style-name="Table2.A2"/>
          <table:table-cell table:style-name="Table2.A2" office:value-type="string">
            <text:p text:style-name="P70">track</text:p>
          </table:table-cell>
          <table:covered-table-cell table:style-name="Table2.A2"/>
          <table:table-cell table:style-name="Table2.A2" office:value-type="string">
            <text:p text:style-name="P70">track</text:p>
          </table:table-cell>
          <table:covered-table-cell table:style-name="Table2.A2"/>
          <table:table-cell table:style-name="Table2.G2" office:value-type="string">
            <text:p text:style-name="P70">track</text:p>
          </table:table-cell>
        </table:table-row>
        <table:table-row table:style-name="Table2.1">
          <table:table-cell table:style-name="Table2.A2" office:value-type="string">
            <text:p text:style-name="P47">12</text:p>
          </table:table-cell>
          <table:covered-table-cell table:style-name="Table2.A2"/>
          <table:table-cell table:style-name="Table2.A2" office:value-type="string">
            <text:p text:style-name="P70">sector</text:p>
          </table:table-cell>
          <table:covered-table-cell table:style-name="Table2.A2"/>
          <table:table-cell table:style-name="Table2.A2" office:value-type="string">
            <text:p text:style-name="P70">sector</text:p>
          </table:table-cell>
          <table:covered-table-cell table:style-name="Table2.A2"/>
          <table:table-cell table:style-name="Table2.G2" office:value-type="string">
            <text:p text:style-name="P70">sector</text:p>
          </table:table-cell>
        </table:table-row>
        <table:table-row table:style-name="Table2.1">
          <table:table-cell table:style-name="Table2.A2" office:value-type="string">
            <text:p text:style-name="P47">13</text:p>
          </table:table-cell>
          <table:covered-table-cell table:style-name="Table2.A2"/>
          <table:table-cell table:style-name="Table2.A2" office:value-type="string">
            <text:p text:style-name="P70">data</text:p>
          </table:table-cell>
          <table:covered-table-cell table:style-name="Table2.A2"/>
          <table:table-cell table:style-name="Table2.A2" office:value-type="string">
            <text:p text:style-name="P70">data</text:p>
          </table:table-cell>
          <table:covered-table-cell table:style-name="Table2.A2"/>
          <table:table-cell table:style-name="Table2.G2" office:value-type="string">
            <text:p text:style-name="P70">data</text:p>
          </table:table-cell>
        </table:table-row>
        <table:table-row table:style-name="Table2.1">
          <table:table-cell table:style-name="Table2.A2" office:value-type="string">
            <text:p text:style-name="P47">14</text:p>
          </table:table-cell>
          <table:table-cell table:style-name="Table2.A2" table:number-rows-spanned="4" office:value-type="string">
            <text:p text:style-name="P75">N/C</text:p>
          </table:table-cell>
          <table:table-cell table:style-name="Table2.A2" office:value-type="string">
            <text:p text:style-name="P22"/>
          </table:table-cell>
          <table:table-cell table:style-name="Table2.A2" table:number-rows-spanned="4" office:value-type="string">
            <text:p text:style-name="P70">SysPort</text:p>
          </table:table-cell>
          <table:table-cell table:style-name="Table2.A2" office:value-type="string">
            <text:p text:style-name="P77">sysprt</text:p>
          </table:table-cell>
          <table:table-cell table:style-name="Table2.A2" table:number-rows-spanned="4" office:value-type="string">
            <text:p text:style-name="P70">SysPort</text:p>
          </table:table-cell>
          <table:table-cell table:style-name="Table2.G2" office:value-type="string">
            <text:p text:style-name="P77">sysprt</text:p>
          </table:table-cell>
        </table:table-row>
        <table:table-row table:style-name="Table2.1">
          <table:table-cell table:style-name="Table2.A2" office:value-type="string">
            <text:p text:style-name="P47">15</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6</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7</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8</text:p>
          </table:table-cell>
          <table:table-cell table:style-name="Table2.A2" table:number-rows-spanned="4" office:value-type="string">
            <text:p text:style-name="P75">N/C</text:p>
          </table:table-cell>
          <table:table-cell table:style-name="Table2.A2" office:value-type="string">
            <text:p text:style-name="P22"/>
          </table:table-cell>
          <table:table-cell table:style-name="Table2.A2" table:number-rows-spanned="4" office:value-type="string">
            <text:p text:style-name="P75">Parallel</text:p>
            <text:p text:style-name="P75">Printer</text:p>
          </table:table-cell>
          <table:table-cell table:style-name="Table2.A2" office:value-type="string">
            <text:p text:style-name="P77">data <text:span text:style-name="T52">out</text:span></text:p>
          </table:table-cell>
          <table:table-cell table:style-name="Table2.A2" table:number-rows-spanned="4" office:value-type="string">
            <text:p text:style-name="P75">Parallel</text:p>
            <text:p text:style-name="P75">Printer</text:p>
          </table:table-cell>
          <table:table-cell table:style-name="Table2.G2" office:value-type="string">
            <text:p text:style-name="P77">data <text:span text:style-name="T52">out</text:span></text:p>
          </table:table-cell>
        </table:table-row>
        <table:table-row table:style-name="Table2.1">
          <table:table-cell table:style-name="Table2.A2" office:value-type="string">
            <text:p text:style-name="P47">19</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A</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B</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C</text:p>
          </table:table-cell>
          <table:table-cell table:style-name="Table2.A2" table:number-rows-spanned="4" office:value-type="string">
            <text:p text:style-name="P70">Z80-PIO #2</text:p>
            <text:p text:style-name="P70">SysPort</text:p>
          </table:table-cell>
          <table:table-cell table:style-name="Table2.A2" office:value-type="string">
            <text:p text:style-name="P72">ch A data</text:p>
          </table:table-cell>
          <table:table-cell table:style-name="Table2.A2" table:number-rows-spanned="4" office:value-type="string">
            <text:p text:style-name="P75">6545A-1</text:p>
            <text:p text:style-name="P75">CRT</text:p>
            <text:p text:style-name="P75">Controller</text:p>
          </table:table-cell>
          <table:table-cell table:style-name="Table2.A2" office:value-type="string">
            <text:p text:style-name="P50">ctl/sts</text:p>
          </table:table-cell>
          <table:table-cell table:style-name="Table2.A2" table:number-rows-spanned="4" office:value-type="string">
            <text:p text:style-name="P75">6545A-1</text:p>
            <text:p text:style-name="P75">CRT</text:p>
            <text:p text:style-name="P75">Controller</text:p>
          </table:table-cell>
          <table:table-cell table:style-name="Table2.G2" office:value-type="string">
            <text:p text:style-name="P50">ctl/sts</text:p>
          </table:table-cell>
        </table:table-row>
        <table:table-row table:style-name="Table2.1">
          <table:table-cell table:style-name="Table2.A2" office:value-type="string">
            <text:p text:style-name="P47">1D</text:p>
          </table:table-cell>
          <table:covered-table-cell table:style-name="Table2.A2"/>
          <table:table-cell table:style-name="Table2.A2" office:value-type="string">
            <text:p text:style-name="P73">ch B data</text:p>
          </table:table-cell>
          <table:covered-table-cell table:style-name="Table2.A2"/>
          <table:table-cell table:style-name="Table2.A2" office:value-type="string">
            <text:p text:style-name="P50">data</text:p>
          </table:table-cell>
          <table:covered-table-cell table:style-name="Table2.A2"/>
          <table:table-cell table:style-name="Table2.G2" office:value-type="string">
            <text:p text:style-name="P50">data</text:p>
          </table:table-cell>
        </table:table-row>
        <table:table-row table:style-name="Table2.1">
          <table:table-cell table:style-name="Table2.A2" office:value-type="string">
            <text:p text:style-name="P47">1E</text:p>
          </table:table-cell>
          <table:covered-table-cell table:style-name="Table2.A2"/>
          <table:table-cell table:style-name="Table2.A2" office:value-type="string">
            <text:p text:style-name="P74">ch A ctl</text:p>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47">1F</text:p>
          </table:table-cell>
          <table:covered-table-cell table:style-name="Table2.A2"/>
          <table:table-cell table:style-name="Table2.A2" office:value-type="string">
            <text:p text:style-name="P74">ch B ctl</text:p>
          </table:table-cell>
          <table:covered-table-cell table:style-name="Table2.A2"/>
          <table:table-cell table:style-name="Table2.A2" office:value-type="string">
            <text:p text:style-name="P50">vid RAM</text:p>
          </table:table-cell>
          <table:covered-table-cell table:style-name="Table2.A2"/>
          <table:table-cell table:style-name="Table2.G2" office:value-type="string">
            <text:p text:style-name="P50">vid RAM</text:p>
          </table:table-cell>
        </table:table-row>
        <text:soft-page-break/>
        <table:table-row table:style-name="Table2.1">
          <table:table-cell table:style-name="Table2.A2" office:value-type="string">
            <text:p text:style-name="P77">20</text:p>
          </table:table-cell>
          <table:table-cell table:style-name="Table2.A2" table:number-rows-spanned="4" office:value-type="string">
            <text:p text:style-name="P77">N/C</text:p>
          </table:table-cell>
          <table:table-cell table:style-name="Table2.A2" office:value-type="string">
            <text:p text:style-name="P22"/>
          </table:table-cell>
          <table:table-cell table:style-name="Table2.A2" table:number-rows-spanned="4" office:value-type="string">
            <text:p text:style-name="P77">N/C</text:p>
          </table:table-cell>
          <table:table-cell table:style-name="Table2.A2" office:value-type="string">
            <text:p text:style-name="P22"/>
          </table:table-cell>
          <table:table-cell table:style-name="Table2.A2" table:number-rows-spanned="4" office:value-type="string">
            <text:p text:style-name="P77">Z80-PIO</text:p>
            <text:p text:style-name="P77">RTC</text:p>
            <text:p text:style-name="P77">Modem</text:p>
          </table:table-cell>
          <table:table-cell table:style-name="Table2.G2" office:value-type="string">
            <text:p text:style-name="P72">ch A data</text:p>
          </table:table-cell>
        </table:table-row>
        <table:table-row table:style-name="Table2.1">
          <table:table-cell table:style-name="Table2.A2" office:value-type="string">
            <text:p text:style-name="P77">21</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73">ch B data</text:p>
          </table:table-cell>
        </table:table-row>
        <table:table-row table:style-name="Table2.1">
          <table:table-cell table:style-name="Table2.A2" office:value-type="string">
            <text:p text:style-name="P77">22</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74">ch A ctl</text:p>
          </table:table-cell>
        </table:table-row>
        <table:table-row table:style-name="Table2.1">
          <table:table-cell table:style-name="Table2.A2" office:value-type="string">
            <text:p text:style-name="P77">23</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74">ch B ctl</text:p>
          </table:table-cell>
        </table:table-row>
        <table:table-row table:style-name="Table2.1">
          <table:table-cell table:style-name="Table2.A2" office:value-type="string">
            <text:p text:style-name="P77">24</text:p>
          </table:table-cell>
          <table:table-cell table:style-name="Table2.A2" table:number-rows-spanned="4" office:value-type="string">
            <text:p text:style-name="P77">N/C</text:p>
          </table:table-cell>
          <table:table-cell table:style-name="Table2.A2" office:value-type="string">
            <text:p text:style-name="P22"/>
          </table:table-cell>
          <table:table-cell table:style-name="Table2.A2" table:number-rows-spanned="4" office:value-type="string">
            <text:p text:style-name="P77">N/C</text:p>
          </table:table-cell>
          <table:table-cell table:style-name="Table2.A2" office:value-type="string">
            <text:p text:style-name="P22"/>
          </table:table-cell>
          <table:table-cell table:style-name="Table2.A2" table:number-rows-spanned="4" office:value-type="string">
            <text:p text:style-name="P77">RTC</text:p>
          </table:table-cell>
          <table:table-cell table:style-name="Table2.G2" office:value-type="string">
            <text:p text:style-name="P50">data</text:p>
          </table:table-cell>
        </table:table-row>
        <table:table-row table:style-name="Table2.1">
          <table:table-cell table:style-name="Table2.A2" office:value-type="string">
            <text:p text:style-name="P77">25</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7">26</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7">27</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22"/>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0</text:p>
          </table:table-cell>
          <table:table-cell table:style-name="Table2.A2" table:number-rows-spanned="8" office:value-type="string">
            <text:p text:style-name="P79">N/C</text:p>
          </table:table-cell>
          <table:table-cell table:style-name="Table2.A2" office:value-type="string">
            <text:p text:style-name="P22"/>
          </table:table-cell>
          <table:table-cell table:style-name="Table2.A2" table:number-rows-spanned="8" office:value-type="string">
            <text:p text:style-name="P79">WD1002-HDO</text:p>
            <text:p text:style-name="P79">Controller</text:p>
          </table:table-cell>
          <table:table-cell table:style-name="Table2.A2" office:value-type="string">
            <text:p text:style-name="P79">data</text:p>
          </table:table-cell>
          <table:table-cell table:style-name="Table2.A2" table:number-rows-spanned="8" office:value-type="string">
            <text:p text:style-name="P79">N/C</text:p>
          </table:table-cell>
          <table:table-cell table:style-name="Table2.G2" office:value-type="string">
            <text:p text:style-name="P22"/>
          </table:table-cell>
        </table:table-row>
        <table:table-row table:style-name="Table2.1">
          <table:table-cell table:style-name="Table2.A2" office:value-type="string">
            <text:p text:style-name="P79">81</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error</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2</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sec count</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3</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sector</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4</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cyl low</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5</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cyl high</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6</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SDH</text:p>
          </table:table-cell>
          <table:covered-table-cell table:style-name="Table2.A2"/>
          <table:table-cell table:style-name="Table2.G2" office:value-type="string">
            <text:p text:style-name="P22"/>
          </table:table-cell>
        </table:table-row>
        <table:table-row table:style-name="Table2.1">
          <table:table-cell table:style-name="Table2.A2" office:value-type="string">
            <text:p text:style-name="P79">87</text:p>
          </table:table-cell>
          <table:covered-table-cell table:style-name="Table2.A2"/>
          <table:table-cell table:style-name="Table2.A2" office:value-type="string">
            <text:p text:style-name="P22"/>
          </table:table-cell>
          <table:covered-table-cell table:style-name="Table2.A2"/>
          <table:table-cell table:style-name="Table2.A2" office:value-type="string">
            <text:p text:style-name="P79">cmd/sts</text:p>
          </table:table-cell>
          <table:covered-table-cell table:style-name="Table2.A2"/>
          <table:table-cell table:style-name="Table2.G2" office:value-type="string">
            <text:p text:style-name="P22"/>
          </table:table-cell>
        </table:table-row>
      </table:table>
      <text:p text:style-name="P46"/>
      <text:p text:style-name="P49">When doing chip-select testing, a specific port should be chosen for the least side-effects. For example, reading from most ports has no serious side-effect, <text:span text:style-name="T53">but writing to a port could </text:span><text:span text:style-name="T55">significantly </text:span><text:span text:style-name="T53">alter the system behavior.</text:span></text:p>
      <text:p text:style-name="P49"/>
      <text:h text:style-name="P92" text:outline-level="3"><text:bookmark-start text:name="__RefHeading___Toc25741_4257110712"/>SysPort Usage<text:bookmark-end text:name="__RefHeading___Toc25741_4257110712"/></text:h>
      <text:p text:style-name="P81">Note that the sysport contains the “bank” control on bit 7. It is imperative that this bit never be set to “0” (unless by a special program running in high memory), as that would make the ROM code disappear and the system would crash.</text:p>
      <text:p text:style-name="P80">The general practice with SysPort is to read the current value, modify it, then write the new value. In this environment, there should be no hidden changes to the port and so it is reasonable to just know what the right value is without reading the port.</text:p>
      <text:p text:style-name="P86">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27"><text:span text:style-name="T55">T</text:span>he */83 models use a different system port (Z80-PIO) than the others, <text:span text:style-name="T55">and this port must be initialized before it can be used</text:span>. <text:span text:style-name="T55">Do not perform this initialization on a */84 or 10 model, as it will corrupt the </text:span><text:soft-page-break/><text:span text:style-name="T55">CRTC registers. </text:span><text:span text:style-name="T62">The Z80-PIO resets to a state where all data lines are inputs, effectively causing them to float “1”. This places the lines, especially BANK, is the correct state for the system to run until the sysport is configured and enabled. </text:span><text:span text:style-name="T55">The safe way to enable the */83 sysport is:</text:span></text:p>
      <text:p text:style-name="P15"/>
      <text:p text:style-name="P4">: <text:span text:style-name="T7">O 1C </text:span><text:span text:style-name="T11">C0</text:span><text:span text:style-name="T2">(CR)</text:span><text:tab/><text:span text:style-name="T16">(make certain BANK stays on)</text:span></text:p>
      <text:p text:style-name="P4"/>
      <text:p text:style-name="P4">: <text:span text:style-name="T7">O 1D CF </text:span><text:span text:style-name="T9">0</text:span><text:span text:style-name="T7">8</text:span><text:span text:style-name="T2">(CR)</text:span><text:tab/><text:span text:style-name="T16">(init and activate PIO ch A)</text:span></text:p>
      <text:p text:style-name="P4"/>
      <text:p text:style-name="P4">: </text:p>
      <text:p text:style-name="P85">This sequence leaves motor off and no drive selected. <text:span text:style-name="T60">The floppy-related sysport bits </text:span><text:span text:style-name="T31">(expressed as hexadecimal mask) </text:span><text:span text:style-name="T60">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25">*/<text:span text:style-name="T32">83</text:span></text:p>
            <text:p text:style-name="P31">(PIO 1CH)</text:p>
          </table:table-cell>
          <table:table-cell table:style-name="Table5.A1" office:value-type="string">
            <text:p text:style-name="P20">Drive A select</text:p>
          </table:table-cell>
          <table:table-cell table:style-name="Table5.A1" office:value-type="string">
            <text:p text:style-name="P20">01</text:p>
          </table:table-cell>
          <table:table-cell table:style-name="Table5.D1" office:value-type="string">
            <text:p text:style-name="P25"><text:span text:style-name="T57">1</text:span><text:span text:style-name="T31">=</text:span>select</text:p>
          </table:table-cell>
        </table:table-row>
        <table:table-row>
          <table:covered-table-cell table:style-name="Table5.A2"/>
          <table:table-cell table:style-name="Table5.A2" office:value-type="string">
            <text:p text:style-name="P20">Drive B select</text:p>
          </table:table-cell>
          <table:table-cell table:style-name="Table5.A2" office:value-type="string">
            <text:p text:style-name="P20">02</text:p>
          </table:table-cell>
          <table:table-cell table:style-name="Table5.D2" office:value-type="string">
            <text:p text:style-name="P25"><text:span text:style-name="T57">1</text:span><text:span text:style-name="T31">=</text:span>select</text:p>
          </table:table-cell>
        </table:table-row>
        <table:table-row>
          <table:covered-table-cell table:style-name="Table5.A2"/>
          <table:table-cell table:style-name="Table5.A2" office:value-type="string">
            <text:p text:style-name="P20">Side select</text:p>
          </table:table-cell>
          <table:table-cell table:style-name="Table5.A2" office:value-type="string">
            <text:p text:style-name="P20">04</text:p>
          </table:table-cell>
          <table:table-cell table:style-name="Table5.D2" office:value-type="string">
            <text:p text:style-name="P20"><text:span text:style-name="T58">1</text:span>=side-<text:span text:style-name="T58">1</text:span></text:p>
          </table:table-cell>
        </table:table-row>
        <table:table-row>
          <table:covered-table-cell table:style-name="Table5.A2"/>
          <table:table-cell table:style-name="Table5.A2" office:value-type="string">
            <text:p text:style-name="P33">DD enable</text:p>
          </table:table-cell>
          <table:table-cell table:style-name="Table5.A2" office:value-type="string">
            <text:p text:style-name="P33">20</text:p>
          </table:table-cell>
          <table:table-cell table:style-name="Table5.D2" office:value-type="string">
            <text:p text:style-name="P33">0=DD</text:p>
          </table:table-cell>
        </table:table-row>
        <table:table-row>
          <table:covered-table-cell table:style-name="Table5.A2"/>
          <table:table-cell table:style-name="Table5.A2" office:value-type="string">
            <text:p text:style-name="P20">Motor control</text:p>
          </table:table-cell>
          <table:table-cell table:style-name="Table5.A2" office:value-type="string">
            <text:p text:style-name="P20">40</text:p>
          </table:table-cell>
          <table:table-cell table:style-name="Table5.D2" office:value-type="string">
            <text:p text:style-name="P20">0=ON</text:p>
          </table:table-cell>
        </table:table-row>
      </table:table>
      <text:p text:style-name="Text_20_body"/>
      <text:h text:style-name="P97" text:outline-level="4"><text:bookmark-start text:name="__RefHeading___Toc25745_4257110712"/>Models */84 and 10 SysPort<text:bookmark-end text:name="__RefHeading___Toc25745_4257110712"/></text:h>
      <text:p text:style-name="P81">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6">the </text:span>parallel printer “ready” bit will never read as the state of the “<text:span text:style-name="T56">A12 CH</text:span>” output. This bit may initially read “0” <text:span text:style-name="T56">or “1”</text:span> depending on whether there is a printer connected, and powered on, <text:span text:style-name="T56">at</text:span> the parallel printer port. <text:span text:style-name="T56">The “A12 CH” output is generally not functional (“don’t care”), unless a special character generator ROM has been install for the CRTC.</text:span></text:p>
      <text:p text:style-name="P27"><text:s/>Here are the <text:span text:style-name="T56">disk-related sysport</text:span> bits (expressed as hexadecimal mask) for the <text:span text:style-name="T60">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22"><text:span text:style-name="T33">Kaypro</text:span><text:span text:style-name="T32"> 10</text:span></text:p>
            <text:p text:style-name="P30">(port 14H)</text:p>
          </table:table-cell>
          <table:table-cell table:style-name="Table1.A1" office:value-type="string">
            <text:p text:style-name="P19">Drive A select</text:p>
          </table:table-cell>
          <table:table-cell table:style-name="Table1.A1" office:value-type="string">
            <text:p text:style-name="P19">01</text:p>
          </table:table-cell>
          <table:table-cell table:style-name="Table1.D1" office:value-type="string">
            <text:p text:style-name="P23"><text:span text:style-name="T31">0=</text:span>select</text:p>
          </table:table-cell>
        </table:table-row>
        <table:table-row>
          <table:covered-table-cell table:style-name="Table1.A2"/>
          <table:table-cell table:style-name="Table1.A2" office:value-type="string">
            <text:p text:style-name="P29">WD1002 reset</text:p>
          </table:table-cell>
          <table:table-cell table:style-name="Table1.A2" office:value-type="string">
            <text:p text:style-name="P19">02</text:p>
          </table:table-cell>
          <table:table-cell table:style-name="Table1.D2" office:value-type="string">
            <text:p text:style-name="P29">1=reset</text:p>
          </table:table-cell>
        </table:table-row>
        <table:table-row>
          <table:covered-table-cell table:style-name="Table1.A2"/>
          <table:table-cell table:style-name="Table1.A2" office:value-type="string">
            <text:p text:style-name="P19">Side select</text:p>
          </table:table-cell>
          <table:table-cell table:style-name="Table1.A2" office:value-type="string">
            <text:p text:style-name="P19">04</text:p>
          </table:table-cell>
          <table:table-cell table:style-name="Table1.D2" office:value-type="string">
            <text:p text:style-name="P19">0=side-1</text:p>
          </table:table-cell>
        </table:table-row>
        <table:table-row>
          <table:covered-table-cell table:style-name="Table1.A2"/>
          <table:table-cell table:style-name="Table1.A2" office:value-type="string">
            <text:p text:style-name="P19">Motor control</text:p>
          </table:table-cell>
          <table:table-cell table:style-name="Table1.A2" office:value-type="string">
            <text:p text:style-name="P19">10</text:p>
          </table:table-cell>
          <table:table-cell table:style-name="Table1.D2" office:value-type="string">
            <text:p text:style-name="P19">1=ON</text:p>
          </table:table-cell>
        </table:table-row>
        <table:table-row>
          <table:covered-table-cell table:style-name="Table1.A2"/>
          <table:table-cell table:style-name="Table1.A2" office:value-type="string">
            <text:p text:style-name="P32">DD enable</text:p>
          </table:table-cell>
          <table:table-cell table:style-name="Table1.A2" office:value-type="string">
            <text:p text:style-name="P32">20</text:p>
          </table:table-cell>
          <table:table-cell table:style-name="Table1.D2" office:value-type="string">
            <text:p text:style-name="P32">0=DD</text:p>
          </table:table-cell>
        </table:table-row>
        <table:table-row>
          <table:table-cell table:style-name="Table1.A2" table:number-rows-spanned="5" office:value-type="string">
            <text:p text:style-name="P22">*/<text:span text:style-name="T32">84</text:span></text:p>
            <text:p text:style-name="P30">(port 14H)</text:p>
          </table:table-cell>
          <table:table-cell table:style-name="Table1.A2" office:value-type="string">
            <text:p text:style-name="P19">Drive A select</text:p>
          </table:table-cell>
          <table:table-cell table:style-name="Table1.A2" office:value-type="string">
            <text:p text:style-name="P19">01</text:p>
          </table:table-cell>
          <table:table-cell table:style-name="Table1.D2" office:value-type="string">
            <text:p text:style-name="P23"><text:span text:style-name="T31">0=</text:span>select</text:p>
          </table:table-cell>
        </table:table-row>
        <table:table-row>
          <table:covered-table-cell table:style-name="Table1.A2"/>
          <table:table-cell table:style-name="Table1.A2" office:value-type="string">
            <text:p text:style-name="P19">Drive B select</text:p>
          </table:table-cell>
          <table:table-cell table:style-name="Table1.A2" office:value-type="string">
            <text:p text:style-name="P19">02</text:p>
          </table:table-cell>
          <table:table-cell table:style-name="Table1.D2" office:value-type="string">
            <text:p text:style-name="P23"><text:span text:style-name="T31">0=</text:span>select</text:p>
          </table:table-cell>
        </table:table-row>
        <table:table-row>
          <table:covered-table-cell table:style-name="Table1.A2"/>
          <table:table-cell table:style-name="Table1.A2" office:value-type="string">
            <text:p text:style-name="P19">Side select</text:p>
          </table:table-cell>
          <table:table-cell table:style-name="Table1.A2" office:value-type="string">
            <text:p text:style-name="P19">04</text:p>
          </table:table-cell>
          <table:table-cell table:style-name="Table1.D2" office:value-type="string">
            <text:p text:style-name="P19">0=side-1</text:p>
          </table:table-cell>
        </table:table-row>
        <table:table-row>
          <table:covered-table-cell table:style-name="Table1.A2"/>
          <table:table-cell table:style-name="Table1.A2" office:value-type="string">
            <text:p text:style-name="P19">Motor control</text:p>
          </table:table-cell>
          <table:table-cell table:style-name="Table1.A2" office:value-type="string">
            <text:p text:style-name="P19">10</text:p>
          </table:table-cell>
          <table:table-cell table:style-name="Table1.D2" office:value-type="string">
            <text:p text:style-name="P19">1=ON</text:p>
          </table:table-cell>
        </table:table-row>
        <table:table-row>
          <table:covered-table-cell table:style-name="Table1.A2"/>
          <table:table-cell table:style-name="Table1.A2" office:value-type="string">
            <text:p text:style-name="P32">DD enable</text:p>
          </table:table-cell>
          <table:table-cell table:style-name="Table1.A2" office:value-type="string">
            <text:p text:style-name="P32">20</text:p>
          </table:table-cell>
          <table:table-cell table:style-name="Table1.D2" office:value-type="string">
            <text:p text:style-name="P32">0=DD</text:p>
          </table:table-cell>
        </table:table-row>
      </table:table>
      <text:p text:style-name="P26"/>
      <text:p text:style-name="P21"><text:soft-page-break/>Note that the <text:span text:style-name="T60">main difference between models 10 and */84 is the re-assignment of Drive B select to WD1002 RESET.</text:span></text:p>
      <text:h text:style-name="P93" text:outline-level="3"><text:bookmark-start text:name="__RefHeading___Toc30092_4257110712"/>Display <text:span text:style-name="T91">Diagnosis</text:span><text:bookmark-end text:name="__RefHeading___Toc30092_4257110712"/></text:h>
      <text:h text:style-name="Heading_20_4" text:outline-level="4"><text:bookmark-start text:name="__RefHeading___Toc30094_4257110712"/>Model */83 <text:span text:style-name="T73">Display</text:span><text:bookmark-end text:name="__RefHeading___Toc30094_4257110712"/></text:h>
      <text:p text:style-name="P37">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92">after RESET</text:span>). The video RAM may be accessed directly from the monitor <text:span text:style-name="T92">at addresses 3000H-3BFFH</text:span>, and so various patterns can be written to video RAM and the effects can be viewed on the display. <text:span text:style-name="T92">Each display line begins on a 128B boundary, but only 80 characters of RAM are used. Addresses in the latter part of the 128B region are mapped over the 80 character display line, but otherwise cause no problem. </text:span><text:span text:style-name="T71">Typically, the F(ill), S(ubstitute), and M(ove) commands are useful for exploring video RAM, in addition to D(ump) for verifying contents. </text:span><text:span text:style-name="T92">For example, the command “F 3000 3BFF 20” will clear the display.</text:span></text:p>
      <text:h text:style-name="Heading_20_4" text:outline-level="4"><text:bookmark-start text:name="__RefHeading___Toc30096_4257110712"/>Model */84 and 10 <text:span text:style-name="T73">Display</text:span><text:bookmark-end text:name="__RefHeading___Toc30096_4257110712"/></text:h>
      <text:p text:style-name="P61">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92">Note that the 6845E is sometimes used as a replacement for the 6545, but beware that without the “E” suffix the part is not compatible and won’t work.</text:span></text:p>
      <text:p text:style-name="P61">The first test is to program the CRTC and see whether the screen lights up with garbage characters.</text:p>
      <text:p text:style-name="P10">: <text:span text:style-name="T7">N CRTC</text:span><text:span text:style-name="T2">(CR)<text:tab/></text:span><text:span text:style-name="T16">(display should light up)</text:span></text:p>
      <text:p text:style-name="P60"/>
      <text:p text:style-name="P60">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92">refresh</text:span>. This command checks whether the Update status is seen to toggle through three update cycles:</text:p>
      <text:p text:style-name="P60"/>
      <text:p text:style-name="P10">: <text:span text:style-name="T7">T CRTC</text:span><text:span text:style-name="T2">(CR)</text:span></text:p>
      <text:p text:style-name="P10">Wait... Update Update Update</text:p>
      <text:p text:style-name="P60"/>
      <text:p text:style-name="P60">This command will “hang” if an update does not occur, but may be interrupted by pressing any key. </text:p>
      <text:p text:style-name="P60"/>
      <text:p text:style-name="P60">The next step would be to check that the vertical retrace is occurring, and at the correct rate. This generally confirms that all other timing is correct.</text:p>
      <text:p text:style-name="P60"><text:soft-page-break/></text:p>
      <text:p text:style-name="P11">: <text:span text:style-name="T7">T VRT</text:span><text:span text:style-name="T2">(CR)</text:span></text:p>
      <text:p text:style-name="P11">80 001C</text:p>
      <text:p text:style-name="P11">A0 064B</text:p>
      <text:p text:style-name="P11">80 06AF</text:p>
      <text:p text:style-name="P11">A0 0CDE</text:p>
      <text:p text:style-name="P11">80 0D42</text:p>
      <text:p text:style-name="P11">A0 1371</text:p>
      <text:p text:style-name="P11">80 13D5</text:p>
      <text:p text:style-name="P11">A0 1A03</text:p>
      <text:p text:style-name="P11">80 1A68</text:p>
      <text:p text:style-name="P11">A0 2096</text:p>
      <text:p text:style-name="P60"/>
      <text:p text:style-name="P62">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6">0693 </text:span><text:span text:style-name="T28">hex or</text:span><text:span text:style-name="T26"> </text:span><text:span text:style-name="T27">1683 decimal. </text:span><text:span text:style-name="T28">That</text:span><text:span text:style-name="T27"> computes to approximately 20 mS which </text:span><text:span text:style-name="T28">matches</text:span><text:span text:style-name="T27"> </text:span><text:span text:style-name="T28">the desired</text:span><text:span text:style-name="T27"> 50Hz </text:span><text:span text:style-name="T28">vertical retrace rate</text:span><text:span text:style-name="T27">.</text:span></text:p>
      <text:p text:style-name="P60"/>
      <text:p text:style-name="P63">If all these tests pass and the display is still not working, there may be problems outboard of the CRTC, possibly on the video board. Beware of high voltage.</text:p>
      <text:p text:style-name="P60"/>
      <text:p text:style-name="P64">There is a command that will fill video R<text:span text:style-name="T93">AM</text:span> with a character, and also set the attributes. This can be used to do some testing of the video RAM, b<text:span text:style-name="T93">y</text:span> setting certain values and observing whether the display looks correct. The general command syntax is:</text:p>
      <text:p text:style-name="P64"/>
      <text:p text:style-name="P89"><text:span text:style-name="T5">T </text:span><text:span text:style-name="T6">CRTF</text:span> [<text:span text:style-name="T3">char</text:span> [<text:span text:style-name="T3">attr</text:span>]]</text:p>
      <text:p text:style-name="P65">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h text:style-name="P94" text:outline-level="3"><text:bookmark-start text:name="__RefHeading___Toc4199_4257110712"/>Floppy <text:span text:style-name="T91">Diagnosis</text:span><text:bookmark-end text:name="__RefHeading___Toc4199_4257110712"/></text:h>
      <text:p text:style-name="P82">If floppy drive select and motor control seem to be working, the next step would be to confirm that the controller chip is functioning at a basic level. <text:span text:style-name="T59">This can be done by performing the FLPY test command, which will issue a FORCE INTERRUPT command to the controller and watch for the expected results.</text:span></text:p>
      <text:p text:style-name="P53">A<text:span text:style-name="T63">t this point, a</text:span>n overview of the WD1793 status register bits is in order. The status registers bits may have one of two possible meanings depending on the command that was last run. <text:span text:style-name="T63">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54">7</text:p>
          </table:table-cell>
          <table:table-cell table:style-name="Table3.A1" office:value-type="string">
            <text:p text:style-name="P54">6</text:p>
          </table:table-cell>
          <table:table-cell table:style-name="Table3.A1" office:value-type="string">
            <text:p text:style-name="P54">5</text:p>
          </table:table-cell>
          <table:table-cell table:style-name="Table3.A1" office:value-type="string">
            <text:p text:style-name="P54">4</text:p>
          </table:table-cell>
          <table:table-cell table:style-name="Table3.A1" office:value-type="string">
            <text:p text:style-name="P54">3</text:p>
          </table:table-cell>
          <table:table-cell table:style-name="Table3.A1" office:value-type="string">
            <text:p text:style-name="P54">2</text:p>
          </table:table-cell>
          <table:table-cell table:style-name="Table3.A1" office:value-type="string">
            <text:p text:style-name="P54">1</text:p>
          </table:table-cell>
          <table:table-cell table:style-name="Table3.H1" office:value-type="string">
            <text:p text:style-name="P54">0</text:p>
          </table:table-cell>
        </table:table-row>
        <table:table-row>
          <table:table-cell table:style-name="Table3.A2" office:value-type="string">
            <text:p text:style-name="P54">NRDY</text:p>
          </table:table-cell>
          <table:table-cell table:style-name="Table3.A2" office:value-type="string">
            <text:p text:style-name="P54">WP</text:p>
          </table:table-cell>
          <table:table-cell table:style-name="Table3.A2" office:value-type="string">
            <text:p text:style-name="P54">HLD</text:p>
          </table:table-cell>
          <table:table-cell table:style-name="Table3.A2" office:value-type="string">
            <text:p text:style-name="P54">SEEK ERR</text:p>
          </table:table-cell>
          <table:table-cell table:style-name="Table3.A2" office:value-type="string">
            <text:p text:style-name="P54">CRC ERR</text:p>
          </table:table-cell>
          <table:table-cell table:style-name="Table3.A2" office:value-type="string">
            <text:p text:style-name="P54">TRK00</text:p>
          </table:table-cell>
          <table:table-cell table:style-name="Table3.A2" office:value-type="string">
            <text:p text:style-name="P54">INDEX</text:p>
          </table:table-cell>
          <table:table-cell table:style-name="Table3.H2" office:value-type="string">
            <text:p text:style-name="P54">BUSY</text:p>
          </table:table-cell>
        </table:table-row>
      </table:table>
      <text:p text:style-name="Text_20_body"/>
      <text:p text:style-name="P132"><text:soft-page-break/>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54">7</text:p>
          </table:table-cell>
          <table:table-cell table:style-name="Table4.A1" office:value-type="string">
            <text:p text:style-name="P54">6</text:p>
          </table:table-cell>
          <table:table-cell table:style-name="Table4.A1" office:value-type="string">
            <text:p text:style-name="P54">5</text:p>
          </table:table-cell>
          <table:table-cell table:style-name="Table4.A1" office:value-type="string">
            <text:p text:style-name="P54">4</text:p>
          </table:table-cell>
          <table:table-cell table:style-name="Table4.A1" office:value-type="string">
            <text:p text:style-name="P54">3</text:p>
          </table:table-cell>
          <table:table-cell table:style-name="Table4.A1" office:value-type="string">
            <text:p text:style-name="P54">2</text:p>
          </table:table-cell>
          <table:table-cell table:style-name="Table4.A1" office:value-type="string">
            <text:p text:style-name="P54">1</text:p>
          </table:table-cell>
          <table:table-cell table:style-name="Table4.H1" office:value-type="string">
            <text:p text:style-name="P54">0</text:p>
          </table:table-cell>
        </table:table-row>
        <table:table-row table:style-name="Table4.1">
          <table:table-cell table:style-name="Table4.A2" office:value-type="string">
            <text:p text:style-name="P54">NRDY</text:p>
          </table:table-cell>
          <table:table-cell table:style-name="Table4.A2" office:value-type="string">
            <text:p text:style-name="P54">WP</text:p>
          </table:table-cell>
          <table:table-cell table:style-name="Table4.A2" office:value-type="string">
            <text:p text:style-name="P54">FAULT*</text:p>
          </table:table-cell>
          <table:table-cell table:style-name="Table4.A2" office:value-type="string">
            <text:p text:style-name="P54">RNF</text:p>
          </table:table-cell>
          <table:table-cell table:style-name="Table4.A2" office:value-type="string">
            <text:p text:style-name="P54">CRC ERR</text:p>
          </table:table-cell>
          <table:table-cell table:style-name="Table4.A2" office:value-type="string">
            <text:p text:style-name="P54">LOST DAT</text:p>
          </table:table-cell>
          <table:table-cell table:style-name="Table4.A2" office:value-type="string">
            <text:p text:style-name="P54">DRQ</text:p>
          </table:table-cell>
          <table:table-cell table:style-name="Table4.H2" office:value-type="string">
            <text:p text:style-name="P54">BUSY</text:p>
          </table:table-cell>
        </table:table-row>
      </table:table>
      <text:p text:style-name="P52"/>
      <text:p text:style-name="P53">Note that the Kaypro hard-wires the READY and HLD signals, so NRDY should always be “0”.</text:p>
      <text:p text:style-name="P53">Here are the expected results of running the FLPY command when no drive is selected:</text:p>
      <text:p text:style-name="P83"><text:span text:style-name="T46">: </text:span><text:span text:style-name="T47">T FLPY</text:span><text:span text:style-name="T45">(CR)</text:span></text:p>
      <text:p text:style-name="P9">01 0002</text:p>
      <text:p text:style-name="P9">00 0003</text:p>
      <text:p text:style-name="P9">00 FFFF</text:p>
      <text:p text:style-name="Standard"/>
      <text:p text:style-name="P84">The expected results, above, show that the BUSY bit went on briefly in response to the command, and then stayed off. The key result is that the BUSY bit is still off when the iteration count FFFF is reached.</text:p>
      <text:p text:style-name="P28"><text:span text:style-name="T63">If this controller is handling the FORCE INTERRUPT command correctly, there may some issue with signals from the drives reach</text:span><text:span text:style-name="T70">ing</text:span><text:span text:style-name="T63">, and passing through, the controller</text:span>. <text:span text:style-name="T63">The first of these is the TRK00 signal, which indicates that the select</text:span><text:span text:style-name="T70">ed</text:span><text:span text:style-name="T63"> drive’s heads are on track 0. This will require that a drive be selected, but no diskette need be in the drive (the head protectors </text:span><text:span text:style-name="T70">should</text:span><text:span text:style-name="T63"> be removed, though). </text:span><text:span text:style-name="T64">The test involves performing a RESTORE command and confirming that the TRK00 signal shows up in the status register, </text:span><text:span text:style-name="T70">then stepping in and confirming that TRK00 goes off, then RESTORE again and confirming TRK00 is back on</text:span><text:span text:style-name="T64">:</text:span></text:p>
      <text:p text:style-name="P12">: <text:span text:style-name="T7">O 1</text:span><text:span text:style-name="T8">0</text:span><text:span text:style-name="T7"> </text:span><text:span text:style-name="T8">03</text:span><text:span text:style-name="T2">(CR)<text:tab/></text:span><text:span text:style-name="T16">(</text:span><text:span text:style-name="T18">RESTORE - make sure drive is at track 0</text:span><text:span text:style-name="T16">)</text:span></text:p>
      <text:p text:style-name="P12"/>
      <text:p text:style-name="P12">: <text:span text:style-name="T65">I 10</text:span><text:span text:style-name="T2">(CR)<text:tab/><text:tab/></text:span></text:p>
      <text:p text:style-name="P12"><text:span text:style-name="T65">Input 10 = 46<text:tab/></text:span><text:span text:style-name="T19">(confirm TRK00 bit (04) is on)</text:span></text:p>
      <text:p text:style-name="P12"/>
      <text:p text:style-name="P12">: <text:span text:style-name="T7">T FLPY </text:span><text:span text:style-name="T12">5</text:span><text:span text:style-name="T7">3</text:span><text:span text:style-name="T2">(CR)<text:tab/></text:span><text:span text:style-name="T16">(send </text:span><text:span text:style-name="T20">STEP IN</text:span><text:span text:style-name="T16"> command)</text:span></text:p>
      <text:p text:style-name="P12">4<text:span text:style-name="T65">7</text:span> 0002<text:tab/><text:tab/><text:span text:style-name="T16">(BUSY on, TRK00 on)</text:span></text:p>
      <text:p text:style-name="P12">4<text:span text:style-name="T65">3</text:span> 00A4<text:tab/><text:tab/><text:span text:style-name="T16">(TRK00 goes off </text:span><text:span text:style-name="T19">as head steps away</text:span><text:span text:style-name="T16">)</text:span></text:p>
      <text:p text:style-name="P12">4<text:span text:style-name="T65">2</text:span> <text:span text:style-name="T66">09A8</text:span><text:tab/><text:tab/><text:span text:style-name="T16">(command done)</text:span></text:p>
      <text:p text:style-name="P13">42 FFFF</text:p>
      <text:p text:style-name="P12"/>
      <text:p text:style-name="P12">: <text:span text:style-name="T7">T FLPY 03</text:span><text:span text:style-name="T2">(CR)<text:tab/></text:span><text:span text:style-name="T16">(send RESTORE command)</text:span></text:p>
      <text:p text:style-name="P12">4<text:span text:style-name="T65">3</text:span> 0002<text:tab/><text:tab/><text:span text:style-name="T16">(BUSY on)</text:span></text:p>
      <text:p text:style-name="P12">4<text:span text:style-name="T65">7</text:span> 28C4<text:tab/><text:tab/><text:span text:style-name="T16">(TRK00 on)</text:span></text:p>
      <text:p text:style-name="P57"><text:span text:style-name="T43">4</text:span><text:span text:style-name="T44">6</text:span><text:span text:style-name="T43"> 30FD<text:tab/><text:tab/></text:span><text:span text:style-name="T25">(command done)</text:span></text:p>
      <text:p text:style-name="P13">4<text:span text:style-name="T66">6</text:span> FFFF</text:p>
      <text:p text:style-name="P100"/>
      <text:p text:style-name="P17">Note that the INDEX signal (02) and WP (40) are always on in this case, because there is no diskette in the drive and the sensors are not obstructed.</text:p>
      <text:p text:style-name="P17"/>
      <text:p text:style-name="P18">If the TRK00 signal is not working correctly, it will be necessary to trace that signal to the WD1793 pin <text:s/>34 from the drive (pin 26 on the drive connector)</text:p>
      <text:p text:style-name="P18"><text:soft-page-break/></text:p>
      <text:p text:style-name="P18">The next check is for the INDEX signal from a spinning diskette. The Kaypro boot ROMs check this signal before deciding to boot. Insert a diskette into the drive and close the door. The diskette need not be formatted.</text:p>
      <text:p text:style-name="P18"/>
      <text:p text:style-name="P18">The following command watches the status register and records any changes, which should only involve the INDEX signal.</text:p>
      <text:p text:style-name="P18"/>
      <text:p text:style-name="P14">: T FLPY<text:span text:style-name="T2">(CR)<text:tab/></text:span><text:span text:style-name="T16">(issue default command, FORCE INTR)</text:span></text:p>
      <text:p text:style-name="P14">05 0002<text:tab/><text:tab/><text:span text:style-name="T16">(BUSY on for command)</text:span></text:p>
      <text:p text:style-name="P14">04 0003<text:tab/><text:tab/><text:span text:style-name="T16">(BUSY off)</text:span></text:p>
      <text:p text:style-name="P14">06 1441<text:tab/><text:tab/><text:span text:style-name="T16">(INDEX (02) on)</text:span></text:p>
      <text:p text:style-name="P14">04 159D<text:tab/><text:tab/><text:span text:style-name="T16">(INDEX off)</text:span></text:p>
      <text:p text:style-name="P14">06 5572<text:tab/><text:tab/><text:span text:style-name="T16">(INDEX on)</text:span></text:p>
      <text:p text:style-name="P14">04 56CE</text:p>
      <text:p text:style-name="P14">06 96A3</text:p>
      <text:p text:style-name="P14">04 97FF</text:p>
      <text:p text:style-name="P14">06 D7D4</text:p>
      <text:p text:style-name="P14">04 D930</text:p>
      <text:p text:style-name="P14">04 FFFF</text:p>
      <text:p text:style-name="P18"/>
      <text:p text:style-name="P121">If the output shows the INDEX signal working, a further test is to measure the time between INDEX pulses. In this case, we see INDEX start at 1441 and 5572. We subtract those to get 4131 hex, or 16689 decimal. This computes out to 200.268 mS (4MHz Z80), which is plenty close enough to 5 RPM.</text:p>
      <text:p text:style-name="P121">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87">For drive A on a model */8<text:span text:style-name="T67">4</text:span> or 10, the sysport value would be <text:span text:style-name="T68">D</text:span><text:span text:style-name="T67">E. For drive A on model */83, the sysport value would be 81.</text:span></text:p>
      <text:p text:style-name="P88">The following commands read and dump the boot sector. The exact contents of this sector will vary between CP/M versions, but should look similar.</text:p>
      <text:p text:style-name="P7">: <text:span text:style-name="T7">T FDRD 00</text:span><text:span text:style-name="T2">(CR)<text:tab/></text:span><text:span text:style-name="T23">(perform READ of sector 0)</text:span></text:p>
      <text:p text:style-name="P6">00<text:tab/><text:tab/><text:tab/><text:span text:style-name="T23">(no error detected)</text:span></text:p>
      <text:p text:style-name="P7">: <text:span text:style-name="T7">D8000 8</text:span><text:span text:style-name="T13">1</text:span><text:span text:style-name="T7">FF</text:span><text:span text:style-name="T2">(CR)<text:tab/></text:span><text:span text:style-name="T23">(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text:soft-page-break/>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If no problem has been found, <text:span text:style-name="T67">one last thing to check here is that side 1 is also readable (and returns different data). Here we will read the first directory sector of the drive. This requires changing the sysport value to select side 1. For model */84 and 10, the value should be </text:span><text:span text:style-name="T68">D</text:span><text:span text:style-name="T67">A. For */83, it should be 85. The sector number also changes to 0A.</text:span></text:p>
      <text:p text:style-name="Standard"/>
      <text:p text:style-name="P8">: <text:span text:style-name="T7">T FDRD 0A</text:span><text:span text:style-name="T2">(CR)</text:span></text:p>
      <text:p text:style-name="P6">00</text:p>
      <text:p text:style-name="P8">: <text:span text:style-name="T7">D8000 81FF</text:span><text:span text:style-name="T2">(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text:soft-page-break/>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58">The exact data returned will depend on the contents of the directory, and may not contain any file names at all if the diskette is empty. But, the data should be different than the boot sector. <text:span text:style-name="T69">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58"/>
      <text:p text:style-name="P59">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58"/>
      <text:h text:style-name="P95" text:outline-level="3"><text:bookmark-start text:name="__RefHeading___Toc14737_4257110712"/>Harddisk <text:span text:style-name="T91">Diagnosis</text:span><text:bookmark-end text:name="__RefHeading___Toc14737_4257110712"/></text:h>
      <text:p text:style-name="P125">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7">: <text:span text:style-name="T7">N HDD</text:span><text:span text:style-name="T48">(CR)<text:tab/></text:span><text:span text:style-name="T74">(reset WD1002, starts self test)</text:span></text:p>
      <text:p text:style-name="P6">85 0000</text:p>
      <text:p text:style-name="P6">80 C737</text:p>
      <text:p text:style-name="P6">00 C73C</text:p>
      <text:p text:style-name="P6">01<text:tab/><text:tab/><text:span text:style-name="T74">(expected error code)</text:span></text:p>
      <text:p text:style-name="P123"><text:line-break/>Because the WD1002 in the Kaypro 10 has no floppy support, the self test will always end with code 01. This code means that the WD2797 failed to pass the tests, <text:span text:style-name="T80">which is expected </text:span>since it is not installed.</text:p>
      <text:p text:style-name="P123">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20">05</text:p>
          </table:table-cell>
          <table:table-cell table:style-name="Table6.B1" office:value-type="string">
            <text:p text:style-name="P120">WD1015 Error</text:p>
          </table:table-cell>
        </table:table-row>
        <table:table-row>
          <table:table-cell table:style-name="Table6.A2" office:value-type="string">
            <text:p text:style-name="P120">04</text:p>
          </table:table-cell>
          <table:table-cell table:style-name="Table6.B2" office:value-type="string">
            <text:p text:style-name="P120">WD1014 or Bus Error</text:p>
          </table:table-cell>
        </table:table-row>
        <table:table-row>
          <table:table-cell table:style-name="Table6.A2" office:value-type="string">
            <text:p text:style-name="P120">03</text:p>
          </table:table-cell>
          <table:table-cell table:style-name="Table6.B2" office:value-type="string">
            <text:p text:style-name="P120">Sector Buffer Error</text:p>
          </table:table-cell>
        </table:table-row>
        <table:table-row>
          <table:table-cell table:style-name="Table6.A2" office:value-type="string">
            <text:p text:style-name="P120">02</text:p>
          </table:table-cell>
          <table:table-cell table:style-name="Table6.B2" office:value-type="string">
            <text:p text:style-name="P120">WD1010 Error</text:p>
          </table:table-cell>
        </table:table-row>
        <table:table-row>
          <table:table-cell table:style-name="Table6.A2" office:value-type="string">
            <text:p text:style-name="P120">01</text:p>
          </table:table-cell>
          <table:table-cell table:style-name="Table6.B2" office:value-type="string">
            <text:p text:style-name="P120">WD2797 Error</text:p>
          </table:table-cell>
        </table:table-row>
        <table:table-row>
          <table:table-cell table:style-name="Table6.A2" office:value-type="string">
            <text:p text:style-name="P120">00</text:p>
          </table:table-cell>
          <table:table-cell table:style-name="Table6.B2" office:value-type="string">
            <text:p text:style-name="P120">Pass – WD1002 is functional</text:p>
          </table:table-cell>
        </table:table-row>
      </table:table>
      <text:p text:style-name="P123"><text:soft-page-break/></text:p>
      <text:p text:style-name="P124"><text:span text:style-name="T77">If the self test passes, then a test of reading the media is in order. </text:span>To read the boot sector (cylinder 0, head 0, sector 0), perform the following</text:p>
      <text:p text:style-name="P108">: <text:span text:style-name="T7">O 86 A8</text:span><text:span text:style-name="T48">(CR)<text:tab/></text:span><text:span text:style-name="T75">(SDH: CRC, 512B, drv 2, head 0)</text:span></text:p>
      <text:p text:style-name="P6"/>
      <text:p text:style-name="P108">: <text:span text:style-name="T7">O 82 01</text:span><text:span text:style-name="T48">(CR)<text:tab/></text:span><text:span text:style-name="T75">(sector count 1)</text:span></text:p>
      <text:p text:style-name="P6"/>
      <text:p text:style-name="P108">: <text:span text:style-name="T7">O 83 00</text:span><text:span text:style-name="T48">(CR)<text:tab/></text:span><text:span text:style-name="T75">(sector 0)</text:span></text:p>
      <text:p text:style-name="P6"/>
      <text:p text:style-name="P108">: <text:span text:style-name="T7">O 84 00</text:span><text:span text:style-name="T48">(CR)<text:tab/></text:span><text:span text:style-name="T75">(cylinder XX00)</text:span></text:p>
      <text:p text:style-name="P6"/>
      <text:p text:style-name="P108">: <text:span text:style-name="T7">O 85 00</text:span><text:span text:style-name="T48">(CR)<text:tab/></text:span><text:span text:style-name="T75">(cylinder 00XX)</text:span></text:p>
      <text:p text:style-name="P6"/>
      <text:p text:style-name="P108">: <text:span text:style-name="T7">T HDD 20</text:span><text:span text:style-name="T48">(CR)<text:tab/></text:span><text:span text:style-name="T75">(issue READ command)</text:span></text:p>
      <text:p text:style-name="P6">D0 0000</text:p>
      <text:p text:style-name="P6">58 02B8<text:tab/><text:tab/><text:span text:style-name="T75">(DRQ, waiting for xfer)</text:span></text:p>
      <text:p text:style-name="P6">00<text:tab/><text:tab/><text:tab/><text:span text:style-name="T76">(no errors yet)</text:span></text:p>
      <text:p text:style-name="P108">: <text:span text:style-name="T7">T HDRD</text:span><text:span text:style-name="T48">(CR)<text:tab/></text:span><text:span text:style-name="T75">(perform xfer)</text:span></text:p>
      <text:p text:style-name="P6">8200</text:p>
      <text:p text:style-name="P108">: <text:span text:style-name="T7">D 8000 81FF</text:span><text:span text:style-name="T48">(CR)<text:tab/></text:span><text:span text:style-name="T75">(dump </text:span><text:span text:style-name="T76">the</text:span><text:span text:style-name="T75"> data)</text:span></text:p>
      <text:p text:style-name="P109">8000 18 FE 00 D8 00 EE 37 00 00 00 00 00 00 00 00 00 <text:s text:c="2"/>......7.........</text:p>
      <text:p text:style-name="P109">8010 00 00 00 00 00 00 00 00 00 00 00 00 00 00 00 00 <text:s text:c="2"/>................</text:p>
      <text:p text:style-name="P109">8020 00 00 00 00 00 00 00 00 00 00 00 00 00 00 00 00 <text:s text:c="2"/>................</text:p>
      <text:p text:style-name="P109">8030 00 00 00 00 00 00 00 00 00 00 00 00 00 00 00 00 <text:s text:c="2"/>................</text:p>
      <text:p text:style-name="P109">8040 00 00 00 00 00 00 00 00 00 00 00 00 00 00 00 00 <text:s text:c="2"/>................</text:p>
      <text:p text:style-name="P109">8050 00 00 00 00 00 00 00 00 00 00 00 00 00 00 00 00 <text:s text:c="2"/>................</text:p>
      <text:p text:style-name="P109">8060 00 00 00 00 00 00 00 00 00 00 00 00 00 00 00 00 <text:s text:c="2"/>................</text:p>
      <text:p text:style-name="P109">8070 00 00 00 00 00 00 00 00 00 00 00 00 00 00 13 03 <text:s text:c="2"/>................</text:p>
      <text:p text:style-name="P109">8080 C3 5C DB C3 58 DB 7F 00 20 20 20 20 20 20 20 00 <text:s text:c="2"/>.\..X... <text:s text:c="6"/>.</text:p>
      <text:p text:style-name="P109">8090 20 4D 41 53 4D 45 4E 55 00 43 4F 50 59 52 49 47 <text:s text:c="3"/>MASMENU.COPYRIG</text:p>
      <text:p text:style-name="P109">80A0 48 54 20 28 43 29 20 31 39 37 39 2C 20 44 49 47 <text:s text:c="2"/>HT (C) 1979, DIG</text:p>
      <text:p text:style-name="P109">80B0 49 54 41 4C 20 52 45 53 45 41 52 43 48 20 00 00 <text:s text:c="2"/>ITAL RESEARCH ..</text:p>
      <text:p text:style-name="P109">80C0 00 00 00 00 00 00 00 00 00 00 00 00 00 00 00 00 <text:s text:c="2"/>................</text:p>
      <text:p text:style-name="P109">80D0 00 00 00 00 00 00 00 00 00 00 00 00 00 00 00 00 <text:s text:c="2"/>................</text:p>
      <text:p text:style-name="P109">80E0 00 00 00 00 00 00 00 00 00 00 00 00 00 00 00 00 <text:s text:c="2"/>................</text:p>
      <text:p text:style-name="P109">80F0 00 00 00 00 00 00 00 00 00 00 00 00 00 00 00 00 <text:s text:c="2"/>................</text:p>
      <text:p text:style-name="P109">8100 00 00 00 00 00 00 00 00 08 D8 00 00 5F 0E 02 C3 <text:s text:c="2"/>............_...</text:p>
      <text:p text:style-name="P109">8110 05 00 C5 CD 8C D8 C1 C9 3E 0D CD 92 D8 3E 0A C3 <text:s text:c="2"/>........&gt;....&gt;..</text:p>
      <text:p text:style-name="P109">8120 92 D8 3E 20 C3 92 D8 C5 CD 98 D8 E1 7E B7 C8 23 <text:s text:c="2"/>..&gt; ........~..#</text:p>
      <text:p text:style-name="P109">8130 E5 CD 8C D8 E1 C3 AC D8 0E 0D C3 05 00 5F 0E 0E <text:s text:c="2"/>............._..</text:p>
      <text:p text:style-name="P109">8140 C3 05 00 CD 05 00 32 EE DF 3C C9 0E 0F C3 C3 D8 <text:s text:c="2"/>......2..&lt;......</text:p>
      <text:p text:style-name="P109">8150 AF 32 ED DF 11 CD DF C3 3F EE 0E 10 C3 C3 D8 0E <text:s text:c="2"/>.2......?.......</text:p>
      <text:p text:style-name="P109">8160 11 C3 C3 D8 0E 12 C3 C3 D8 11 CD DF C3 DF D8 0E <text:s text:c="2"/>................</text:p>
      <text:p text:style-name="P109">8170 13 C3 05 00 CD 05 00 B7 C9 0E 14 C3 F4 D8 11 CD <text:s text:c="2"/>................</text:p>
      <text:p text:style-name="P109">8180 DF C3 F9 D8 0E 15 C3 F4 D8 0E 16 C3 C3 D8 0E 17 <text:s text:c="2"/>................</text:p>
      <text:p text:style-name="P109">8190 C3 05 00 1E FF 0E 20 C3 05 00 CD 13 D9 87 87 87 <text:s text:c="2"/>...... .........</text:p>
      <text:p text:style-name="P109">81A0 87 21 EF DF B6 32 04 00 C9 3A EF DF 32 04 00 C9 <text:s text:c="2"/>.!...2...:..2...</text:p>
      <text:p text:style-name="P109">81B0 FE 61 D8 FE 7B D0 E6 5F C9 3A AB DF B7 CA 96 D9 <text:s text:c="2"/>.a..{.._.:......</text:p>
      <text:p text:style-name="P109">81C0 3A EF DF B7 3E 00 C4 BD D8 11 AC DF CD CB D8 CA <text:s text:c="2"/>:...&gt;...........</text:p>
      <text:p text:style-name="P109">81D0 96 D9 3A BB DF 3D 32 CC DF 11 AC DF CD F9 D8 C2 <text:s text:c="2"/>..:..=2.........</text:p>
      <text:p text:style-name="P109">81E0 96 D9 11 07 D8 21 80 00 06 80 CD 42 DC 21 BA DF <text:s text:c="2"/>.....!.....B.!..</text:p>
      <text:p text:style-name="P109"><text:soft-page-break/>81F0 36 00 23 35 11 AC DF CD DA D8 CA 96 D9 3A EF DF <text:s text:c="2"/>6.#5.........:..</text:p>
      <text:p text:style-name="Standard"/>
      <text:p text:style-name="P122"><text:span text:style-name="T77">The exact data will depend on the version of CP/M, and whether the drive was even SYSGEN’ed. </text:span><text:span text:style-name="T78">If the drive is not even formatted, the read will not succeed. Of course, the media could be bad (or heads crashed) such that nothing can be read.</text:span></text:p>
      <text:p text:style-name="P126"><text:span text:style-name="T80">WARNING: </text:span>This is a destructive test, but one can issue <text:span text:style-name="T80">the WD1002</text:span> format <text:span text:style-name="T80">command </text:span>for <text:span text:style-name="T80">a</text:span> track, and then see if the new sector(s) can be read.</text:p>
      <text:p text:style-name="P117">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17"/>
      <text:h text:style-name="Heading_20_4" text:outline-level="4"><text:bookmark-start text:name="__RefHeading___Toc34775_4257110712"/>ROM 81-302 <text:span text:style-name="T91">HDD </text:span>Layout<text:bookmark-end text:name="__RefHeading___Toc34775_4257110712"/></text:h>
      <text:p text:style-name="P119">TBD</text:p>
      <text:h text:style-name="Heading_20_4" text:outline-level="4"><text:bookmark-start text:name="__RefHeading___Toc34777_4257110712"/>ROM 81-478 <text:span text:style-name="T91">HDD </text:span>Layout<text:bookmark-end text:name="__RefHeading___Toc34777_4257110712"/></text:h>
      <text:p text:style-name="P119">TBD</text:p>
      <text:p text:style-name="P119"/>
      <text:h text:style-name="Heading_20_3" text:outline-level="3"><text:bookmark-start text:name="__RefHeading___Toc2798_4257110712"/>Keyboard <text:span text:style-name="T92">Diagnosis</text:span><text:bookmark-end text:name="__RefHeading___Toc2798_4257110712"/></text:h>
      <text:p text:style-name="P102">The keyboard <text:span text:style-name="T79">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102"/>
      <text:p text:style-name="P110">: <text:span text:style-name="T7">N KB84</text:span><text:span text:style-name="T2">(CR)<text:tab/></text:span><text:span text:style-name="T17">(initialize keyboard port on */84 and 10 models)</text:span></text:p>
      <text:p text:style-name="P102"/>
      <text:p text:style-name="P105">or for */83 models:</text:p>
      <text:p text:style-name="P105"/>
      <text:p text:style-name="P113">: <text:span text:style-name="T7">N KB8</text:span><text:span text:style-name="T14">3</text:span><text:span text:style-name="T2">(CR)<text:tab/></text:span><text:span text:style-name="T17">(initialize keyboard port on */8</text:span><text:span text:style-name="T24">3</text:span><text:span text:style-name="T17"> models)</text:span></text:p>
      <text:p text:style-name="P104"/>
      <text:p text:style-name="P102"><text:span text:style-name="T79">The communication path from Kaypro to the keyboard (only used to sound the “beep”) can be tested by send a Ctrl-D character out the serial port. This should cause the keyboard to “beep”.</text:span></text:p>
      <text:p text:style-name="P102"/>
      <text:p text:style-name="P111">: <text:span text:style-name="T7">O 05 04</text:span><text:span text:style-name="T2">(CR)</text:span></text:p>
      <text:p text:style-name="P111"><text:tab/><text:tab/><text:tab/><text:span text:style-name="T17">(keyboard beeps)</text:span></text:p>
      <text:p text:style-name="P112">: </text:p>
      <text:p text:style-name="P102"/>
      <text:p text:style-name="P102"><text:span text:style-name="T79">The following test will receive keycodes from the keyboard as you type them (press the keys). The keycodes are printed in hexadecimal. You may end the test by pressing any key on the monitor console.</text:span></text:p>
      <text:p text:style-name="P103"/>
      <text:p text:style-name="P111"><text:soft-page-break/>: <text:span text:style-name="T7">T KBD</text:span><text:span text:style-name="T2">(CR)<text:tab/><text:tab/></text:span><text:span text:style-name="T17">(start keyboard test, press keys on keyboard)</text:span></text:p>
      <text:p text:style-name="P111">Wait... 61 73 64 66 77 65 65 72 F3 F4 <text:span text:style-name="T2">(CR)</text:span>Abort</text:p>
      <text:p text:style-name="P111">: </text:p>
      <text:p text:style-name="P115"/>
      <text:p text:style-name="P116">Since the monitor console runs on channel A of the same SIO, it may be less likely that channel B would be bad independent of channel A. One check to be done is to confirm that the baud clock is working. <text:span text:style-name="T81">The signal on the SIO pin 27 should be 4800Hz (16x300 baud). On */83 models, this signal comes from the WD1943 “transmit” channel. On */84 models, it is hardwired to a 4800Hz source coming from the memory controller chip, the 81-194. On Kaypro 10/83 models, it is generated by counters from the CPU clock. </text:span>Testing the SIO channel is complicated <text:span text:style-name="T92">(TBD). Note that replacing the Sio requires that the correct variation be used. The Kaypro uses only the Z80A-SIO/0 vari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4T09:20:27.534052904</dc:date>
    <meta:editing-duration>PT4H28M17S</meta:editing-duration>
    <meta:editing-cycles>51</meta:editing-cycles>
    <meta:generator>LibreOffice/7.3.7.2$Linux_X86_64 LibreOffice_project/30$Build-2</meta:generator>
    <meta:document-statistic meta:table-count="6" meta:image-count="0" meta:object-count="0" meta:page-count="16" meta:paragraph-count="584" meta:word-count="6446" meta:character-count="32743" meta:non-whitespace-character-count="26599"/>
  </office:meta>
</office:document-meta>
</file>